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language="de" fo:country="DE"/>
    </style:style>
    <style:style style:name="P2" style:family="paragraph" style:parent-style-name="Horizontal_20_Line">
      <style:text-properties fo:language="de" fo:country="DE" officeooo:rsid="0000f3b0" officeooo:paragraph-rsid="0000f3b0"/>
    </style:style>
    <style:style style:name="P3" style:family="paragraph" style:parent-style-name="Horizontal_20_Line">
      <style:text-properties fo:language="de" fo:country="DE" officeooo:rsid="0008bb4d" officeooo:paragraph-rsid="0008bb4d"/>
    </style:style>
    <style:style style:name="P4" style:family="paragraph" style:parent-style-name="Standard">
      <style:text-properties fo:language="de" fo:country="DE"/>
    </style:style>
    <style:style style:name="P5" style:family="paragraph" style:parent-style-name="Standard">
      <style:text-properties fo:language="de" fo:country="DE" officeooo:paragraph-rsid="0000f3b0"/>
    </style:style>
    <style:style style:name="P6" style:family="paragraph" style:parent-style-name="Standard">
      <style:text-properties fo:language="de" fo:country="DE" officeooo:rsid="0000f3b0" officeooo:paragraph-rsid="0000f3b0"/>
    </style:style>
    <style:style style:name="P7" style:family="paragraph" style:parent-style-name="Standard">
      <style:paragraph-properties fo:text-align="center" style:justify-single-word="false"/>
      <style:text-properties fo:language="de" fo:country="DE" officeooo:rsid="0000f3b0" officeooo:paragraph-rsid="0000f3b0"/>
    </style:style>
    <style:style style:name="P8" style:family="paragraph" style:parent-style-name="Standard">
      <style:text-properties fo:language="de" fo:country="DE" officeooo:paragraph-rsid="0001b203"/>
    </style:style>
    <style:style style:name="P9" style:family="paragraph" style:parent-style-name="Standard">
      <style:text-properties fo:language="de" fo:country="DE" officeooo:rsid="0001d209" officeooo:paragraph-rsid="0001d209"/>
    </style:style>
    <style:style style:name="P10" style:family="paragraph" style:parent-style-name="Standard">
      <style:paragraph-properties fo:text-align="center" style:justify-single-word="false"/>
      <style:text-properties fo:language="de" fo:country="DE" officeooo:rsid="0001d209" officeooo:paragraph-rsid="0001d209"/>
    </style:style>
    <style:style style:name="P11" style:family="paragraph" style:parent-style-name="Standard">
      <style:text-properties fo:language="de" fo:country="DE" officeooo:rsid="0001d209" officeooo:paragraph-rsid="000207f9"/>
    </style:style>
    <style:style style:name="P12" style:family="paragraph" style:parent-style-name="Standard">
      <style:paragraph-properties fo:text-align="center" style:justify-single-word="false"/>
      <style:text-properties fo:language="de" fo:country="DE"/>
    </style:style>
    <style:style style:name="P13" style:family="paragraph" style:parent-style-name="Standard">
      <style:text-properties fo:language="de" fo:country="DE" officeooo:paragraph-rsid="0001d209"/>
    </style:style>
    <style:style style:name="P14" style:family="paragraph" style:parent-style-name="Standard">
      <style:text-properties fo:language="de" fo:country="DE" officeooo:rsid="0002127a" officeooo:paragraph-rsid="0002127a"/>
    </style:style>
    <style:style style:name="P15" style:family="paragraph" style:parent-style-name="Standard">
      <style:paragraph-properties fo:text-align="center" style:justify-single-word="false"/>
      <style:text-properties fo:language="de" fo:country="DE" officeooo:rsid="0002127a" officeooo:paragraph-rsid="0002127a"/>
    </style:style>
    <style:style style:name="P16" style:family="paragraph" style:parent-style-name="Standard">
      <style:text-properties fo:language="de" fo:country="DE" officeooo:rsid="0002127a" officeooo:paragraph-rsid="00028549"/>
    </style:style>
    <style:style style:name="P17" style:family="paragraph" style:parent-style-name="Standard">
      <style:text-properties fo:language="de" fo:country="DE" officeooo:rsid="0002127a" officeooo:paragraph-rsid="0003dabc"/>
    </style:style>
    <style:style style:name="P18" style:family="paragraph" style:parent-style-name="Standard">
      <style:text-properties fo:language="de" fo:country="DE" officeooo:rsid="0003dabc" officeooo:paragraph-rsid="0003dabc" fo:background-color="transparent"/>
    </style:style>
    <style:style style:name="P19" style:family="paragraph" style:parent-style-name="Standard">
      <style:paragraph-properties fo:text-align="center" style:justify-single-word="false"/>
      <style:text-properties fo:language="de" fo:country="DE" officeooo:rsid="0003dabc" officeooo:paragraph-rsid="0003dabc" fo:background-color="transparent"/>
    </style:style>
    <style:style style:name="P20" style:family="paragraph" style:parent-style-name="Standard">
      <style:text-properties fo:language="de" fo:country="DE" officeooo:rsid="0003dabc" officeooo:paragraph-rsid="0005c57e" fo:background-color="transparent"/>
    </style:style>
    <style:style style:name="P21" style:family="paragraph" style:parent-style-name="Standard">
      <style:text-properties fo:language="de" fo:country="DE" officeooo:rsid="0003dabc" officeooo:paragraph-rsid="0005fed4" fo:background-color="transparent"/>
    </style:style>
    <style:style style:name="P22" style:family="paragraph" style:parent-style-name="Standard">
      <style:text-properties fo:language="de" fo:country="DE" officeooo:rsid="00074f26" officeooo:paragraph-rsid="00074f26" fo:background-color="transparent"/>
    </style:style>
    <style:style style:name="P23" style:family="paragraph" style:parent-style-name="Standard">
      <style:paragraph-properties fo:text-align="center" style:justify-single-word="false"/>
      <style:text-properties fo:language="de" fo:country="DE" officeooo:rsid="00074f26" officeooo:paragraph-rsid="00074f26" fo:background-color="transparent"/>
    </style:style>
    <style:style style:name="P24" style:family="paragraph" style:parent-style-name="Standard">
      <style:text-properties fo:language="de" fo:country="DE" officeooo:rsid="00074f26" officeooo:paragraph-rsid="0008bb4d" fo:background-color="transparent"/>
    </style:style>
    <style:style style:name="P25" style:family="paragraph" style:parent-style-name="Standard">
      <style:text-properties fo:language="de" fo:country="DE" officeooo:rsid="0008bb4d" officeooo:paragraph-rsid="0008bb4d" fo:background-color="transparent"/>
    </style:style>
    <style:style style:name="P26" style:family="paragraph" style:parent-style-name="Standard">
      <style:paragraph-properties fo:text-align="center" style:justify-single-word="false"/>
      <style:text-properties fo:language="de" fo:country="DE" officeooo:rsid="0008bb4d" officeooo:paragraph-rsid="0008bb4d" fo:background-color="transparent"/>
    </style:style>
    <style:style style:name="P27" style:family="paragraph" style:parent-style-name="Standard">
      <style:text-properties fo:language="de" fo:country="DE" officeooo:rsid="0008bb4d" officeooo:paragraph-rsid="000a5b84" fo:background-color="transparent"/>
    </style:style>
    <style:style style:name="P28" style:family="paragraph" style:parent-style-name="Standard">
      <style:text-properties fo:language="de" fo:country="DE" officeooo:rsid="000adf75" officeooo:paragraph-rsid="000adf75" fo:background-color="transparent"/>
    </style:style>
    <style:style style:name="P29" style:family="paragraph" style:parent-style-name="Standard">
      <style:paragraph-properties fo:text-align="center" style:justify-single-word="false"/>
      <style:text-properties fo:language="de" fo:country="DE" officeooo:rsid="000adf75" officeooo:paragraph-rsid="000adf75" fo:background-color="transparent"/>
    </style:style>
    <style:style style:name="P30" style:family="paragraph" style:parent-style-name="Standard">
      <style:text-properties fo:language="de" fo:country="DE" officeooo:rsid="000adf75" officeooo:paragraph-rsid="000c4841" fo:background-color="transparent"/>
    </style:style>
    <style:style style:name="P31" style:family="paragraph" style:parent-style-name="Standard">
      <style:text-properties fo:language="de" fo:country="DE" officeooo:rsid="000adf75" officeooo:paragraph-rsid="000c9007" fo:background-color="transparent"/>
    </style:style>
    <style:style style:name="P32" style:family="paragraph" style:parent-style-name="Standard">
      <style:text-properties fo:language="de" fo:country="DE" officeooo:rsid="000c9007" officeooo:paragraph-rsid="000c9007" fo:background-color="transparent"/>
    </style:style>
    <style:style style:name="P33" style:family="paragraph" style:parent-style-name="Standard">
      <style:text-properties fo:language="de" fo:country="DE" officeooo:rsid="00137dd5" officeooo:paragraph-rsid="00137dd5" fo:background-color="transparent"/>
    </style:style>
    <style:style style:name="P34" style:family="paragraph" style:parent-style-name="Standard">
      <style:paragraph-properties fo:text-align="center" style:justify-single-word="false"/>
      <style:text-properties fo:language="de" fo:country="DE" officeooo:rsid="000c9007" officeooo:paragraph-rsid="000c9007"/>
    </style:style>
    <style:style style:name="P35" style:family="paragraph" style:parent-style-name="Standard">
      <style:text-properties fo:language="de" fo:country="DE" officeooo:paragraph-rsid="000e4641"/>
    </style:style>
    <style:style style:name="P36" style:family="paragraph" style:parent-style-name="Standard">
      <style:text-properties fo:language="de" fo:country="DE" officeooo:rsid="000f9f80" officeooo:paragraph-rsid="000f9f80"/>
    </style:style>
    <style:style style:name="P37" style:family="paragraph" style:parent-style-name="Standard">
      <style:paragraph-properties fo:text-align="center" style:justify-single-word="false"/>
      <style:text-properties fo:language="de" fo:country="DE" officeooo:rsid="000f9f80" officeooo:paragraph-rsid="000f9f80"/>
    </style:style>
    <style:style style:name="P38" style:family="paragraph" style:parent-style-name="Standard">
      <style:text-properties fo:language="de" fo:country="DE" officeooo:paragraph-rsid="000fc981"/>
    </style:style>
    <style:style style:name="P39" style:family="paragraph" style:parent-style-name="Standard">
      <style:text-properties fo:language="de" fo:country="DE" officeooo:rsid="00119bc6" officeooo:paragraph-rsid="00119bc6"/>
    </style:style>
    <style:style style:name="P40" style:family="paragraph" style:parent-style-name="Standard">
      <style:paragraph-properties fo:text-align="center" style:justify-single-word="false"/>
      <style:text-properties fo:language="de" fo:country="DE" officeooo:rsid="00119bc6" officeooo:paragraph-rsid="00119bc6"/>
    </style:style>
    <style:style style:name="P41" style:family="paragraph" style:parent-style-name="Standard">
      <style:text-properties fo:language="de" fo:country="DE" officeooo:rsid="00119bc6" officeooo:paragraph-rsid="00137dd5"/>
    </style:style>
    <style:style style:name="P42" style:family="paragraph" style:parent-style-name="Standard">
      <style:paragraph-properties fo:text-align="center" style:justify-single-word="false"/>
      <style:text-properties fo:language="de" fo:country="DE" officeooo:rsid="00137dd5" officeooo:paragraph-rsid="00137dd5"/>
    </style:style>
    <style:style style:name="P43" style:family="paragraph" style:parent-style-name="Standard">
      <style:text-properties fo:language="de" fo:country="DE" officeooo:rsid="0016c399" officeooo:paragraph-rsid="0016c399"/>
    </style:style>
    <style:style style:name="P44" style:family="paragraph" style:parent-style-name="Standard">
      <style:text-properties fo:language="de" fo:country="DE" officeooo:rsid="001703af" officeooo:paragraph-rsid="001703af"/>
    </style:style>
    <style:style style:name="P45" style:family="paragraph" style:parent-style-name="Standard">
      <style:paragraph-properties fo:text-align="center" style:justify-single-word="false"/>
      <style:text-properties fo:language="de" fo:country="DE" officeooo:rsid="001703af" officeooo:paragraph-rsid="001703af"/>
    </style:style>
    <style:style style:name="P46" style:family="paragraph" style:parent-style-name="Standard">
      <style:text-properties fo:language="de" fo:country="DE" officeooo:rsid="0017dd7c" officeooo:paragraph-rsid="0017dd7c"/>
    </style:style>
    <style:style style:name="P47" style:family="paragraph" style:parent-style-name="Standard">
      <style:paragraph-properties fo:text-align="center" style:justify-single-word="false"/>
      <style:text-properties fo:language="de" fo:country="DE" officeooo:rsid="0017dd7c" officeooo:paragraph-rsid="0017dd7c"/>
    </style:style>
    <style:style style:name="P48" style:family="paragraph" style:parent-style-name="Standard">
      <style:text-properties fo:language="de" fo:country="DE" officeooo:rsid="001806b7" officeooo:paragraph-rsid="001806b7"/>
    </style:style>
    <style:style style:name="P49" style:family="paragraph" style:parent-style-name="Standard">
      <style:paragraph-properties fo:text-align="center" style:justify-single-word="false"/>
      <style:text-properties fo:language="de" fo:country="DE" officeooo:rsid="001806b7" officeooo:paragraph-rsid="001806b7"/>
    </style:style>
    <style:style style:name="P50" style:family="paragraph" style:parent-style-name="Standard">
      <style:text-properties fo:language="de" fo:country="DE" officeooo:rsid="00186716" officeooo:paragraph-rsid="00186716"/>
    </style:style>
    <style:style style:name="P51" style:family="paragraph" style:parent-style-name="Standard">
      <style:text-properties fo:language="de" fo:country="DE" officeooo:rsid="0018c438" officeooo:paragraph-rsid="0018c438"/>
    </style:style>
    <style:style style:name="P52" style:family="paragraph" style:parent-style-name="Standard">
      <style:paragraph-properties fo:text-align="center" style:justify-single-word="false"/>
      <style:text-properties fo:language="de" fo:country="DE" officeooo:rsid="0018c438" officeooo:paragraph-rsid="0018c438"/>
    </style:style>
    <style:style style:name="P53" style:family="paragraph" style:parent-style-name="Standard">
      <style:text-properties fo:language="de" fo:country="DE" officeooo:rsid="001b393c" officeooo:paragraph-rsid="001b393c"/>
    </style:style>
    <style:style style:name="P54" style:family="paragraph" style:parent-style-name="Standard">
      <style:text-properties fo:language="de" fo:country="DE" officeooo:rsid="001cb23e" officeooo:paragraph-rsid="001cb23e"/>
    </style:style>
    <style:style style:name="P55" style:family="paragraph" style:parent-style-name="Standard">
      <style:text-properties officeooo:paragraph-rsid="00119bc6"/>
    </style:style>
    <style:style style:name="P56" style:family="paragraph" style:parent-style-name="Text_20_body">
      <style:paragraph-properties fo:text-align="center" style:justify-single-word="false"/>
      <style:text-properties fo:language="de" fo:country="DE" officeooo:rsid="0000f3b0" officeooo:paragraph-rsid="0000f3b0"/>
    </style:style>
    <style:style style:name="P57" style:family="paragraph" style:parent-style-name="Standard">
      <style:text-properties fo:language="de" fo:country="DE" officeooo:rsid="0002127a" officeooo:paragraph-rsid="0002127a" fo:background-color="#fff200"/>
    </style:style>
    <style:style style:name="P58" style:family="paragraph" style:parent-style-name="Standard">
      <style:text-properties fo:language="de" fo:country="DE" officeooo:rsid="00119bc6" officeooo:paragraph-rsid="00137dd5" fo:background-color="#fff200"/>
    </style:style>
    <style:style style:name="P59" style:family="paragraph" style:parent-style-name="Standard">
      <style:text-properties fo:language="de" fo:country="DE" officeooo:rsid="0001d209" officeooo:paragraph-rsid="0001d209" fo:background-color="#81d41a"/>
    </style:style>
    <style:style style:name="P60" style:family="paragraph" style:parent-style-name="Standard">
      <style:text-properties fo:language="de" fo:country="DE" officeooo:rsid="00258f7c" officeooo:paragraph-rsid="00258f7c" fo:background-color="#ff8000"/>
    </style:style>
    <style:style style:name="T1" style:family="text">
      <style:text-properties fo:background-color="#fff200" loext:char-shading-value="0"/>
    </style:style>
    <style:style style:name="T2" style:family="text">
      <style:text-properties officeooo:rsid="0000f3b0" fo:background-color="#fff200" loext:char-shading-value="0"/>
    </style:style>
    <style:style style:name="T3" style:family="text">
      <style:text-properties officeooo:rsid="000207f9" fo:background-color="#fff200" loext:char-shading-value="0"/>
    </style:style>
    <style:style style:name="T4" style:family="text">
      <style:text-properties officeooo:rsid="00028549" fo:background-color="#fff200" loext:char-shading-value="0"/>
    </style:style>
    <style:style style:name="T5" style:family="text">
      <style:text-properties officeooo:rsid="0005c57e" fo:background-color="#fff200" loext:char-shading-value="0"/>
    </style:style>
    <style:style style:name="T6" style:family="text">
      <style:text-properties officeooo:rsid="000c9007" fo:background-color="#fff200" loext:char-shading-value="0"/>
    </style:style>
    <style:style style:name="T7" style:family="text">
      <style:text-properties officeooo:rsid="000e4641" fo:background-color="#fff200" loext:char-shading-value="0"/>
    </style:style>
    <style:style style:name="T8" style:family="text">
      <style:text-properties officeooo:rsid="00137dd5" fo:background-color="#fff200" loext:char-shading-value="0"/>
    </style:style>
    <style:style style:name="T9" style:family="text">
      <style:text-properties officeooo:rsid="001efc69" fo:background-color="#fff200" loext:char-shading-value="0"/>
    </style:style>
    <style:style style:name="T10" style:family="text">
      <style:text-properties officeooo:rsid="00258f7c" fo:background-color="#fff200" loext:char-shading-value="0"/>
    </style:style>
    <style:style style:name="T11" style:family="text">
      <style:text-properties officeooo:rsid="0025bc05" fo:background-color="#fff200" loext:char-shading-value="0"/>
    </style:style>
    <style:style style:name="T12" style:family="text">
      <style:text-properties officeooo:rsid="00264971" fo:background-color="#fff200" loext:char-shading-value="0"/>
    </style:style>
    <style:style style:name="T13" style:family="text">
      <style:text-properties officeooo:rsid="00275a9d" fo:background-color="#fff200" loext:char-shading-value="0"/>
    </style:style>
    <style:style style:name="T14" style:family="text">
      <style:text-properties officeooo:rsid="0027c362" fo:background-color="#fff200" loext:char-shading-value="0"/>
    </style:style>
    <style:style style:name="T15" style:family="text">
      <style:text-properties officeooo:rsid="00292ae2" fo:background-color="#fff200" loext:char-shading-value="0"/>
    </style:style>
    <style:style style:name="T16" style:family="text">
      <style:text-properties officeooo:rsid="0000f3b0"/>
    </style:style>
    <style:style style:name="T17" style:family="text">
      <style:text-properties officeooo:rsid="00028549"/>
    </style:style>
    <style:style style:name="T18" style:family="text">
      <style:text-properties officeooo:rsid="0005fed4"/>
    </style:style>
    <style:style style:name="T19" style:family="text">
      <style:text-properties officeooo:rsid="0008bb4d"/>
    </style:style>
    <style:style style:name="T20" style:family="text">
      <style:text-properties officeooo:rsid="000a5b84"/>
    </style:style>
    <style:style style:name="T21" style:family="text">
      <style:text-properties officeooo:rsid="000c4841"/>
    </style:style>
    <style:style style:name="T22" style:family="text">
      <style:text-properties officeooo:rsid="000c9007"/>
    </style:style>
    <style:style style:name="T23" style:family="text">
      <style:text-properties officeooo:rsid="000e4641"/>
    </style:style>
    <style:style style:name="T24" style:family="text">
      <style:text-properties fo:language="de" fo:country="DE"/>
    </style:style>
    <style:style style:name="T25" style:family="text">
      <style:text-properties fo:language="de" fo:country="DE" officeooo:rsid="00119bc6"/>
    </style:style>
    <style:style style:name="T26" style:family="text">
      <style:text-properties officeooo:rsid="0018c438"/>
    </style:style>
    <style:style style:name="T27" style:family="text">
      <style:text-properties officeooo:rsid="001cb23e"/>
    </style:style>
    <style:style style:name="T28" style:family="text">
      <style:text-properties fo:background-color="#81d41a" loext:char-shading-value="0"/>
    </style:style>
    <style:style style:name="T29" style:family="text">
      <style:text-properties fo:background-color="#81d41a" loext:char-shading-value="0"/>
    </style:style>
    <style:style style:name="T30" style:family="text">
      <style:text-properties officeooo:rsid="001d03cc" fo:background-color="#ff8000" loext:char-shading-value="0"/>
    </style:style>
    <style:style style:name="T31" style:family="text">
      <style:text-properties officeooo:rsid="0020b9c9" fo:background-color="#ff8000" loext:char-shading-value="0"/>
    </style:style>
    <style:style style:name="T32" style:family="text">
      <style:text-properties fo:background-color="#ff8000" loext:char-shading-value="0"/>
    </style:style>
    <style:style style:name="T33" style:family="text">
      <style:text-properties officeooo:rsid="00210e31" fo:background-color="#ff8000" loext:char-shading-value="0"/>
    </style:style>
    <style:style style:name="T34" style:family="text">
      <style:text-properties officeooo:rsid="0022d7fd" fo:background-color="#ff8000" loext:char-shading-value="0"/>
    </style:style>
    <style:style style:name="T35" style:family="text">
      <style:text-properties officeooo:rsid="00232799" fo:background-color="#ff8000" loext:char-shading-value="0"/>
    </style:style>
    <style:style style:name="T36" style:family="text">
      <style:text-properties officeooo:rsid="002373e0" fo:background-color="#ff8000" loext:char-shading-value="0"/>
    </style:style>
    <style:style style:name="T37" style:family="text">
      <style:text-properties officeooo:rsid="0023ca4e" fo:background-color="#ff8000" loext:char-shading-value="0"/>
    </style:style>
    <style:style style:name="T38" style:family="text">
      <style:text-properties officeooo:rsid="00258f7c" fo:background-color="#ff8000" loext:char-shading-value="0"/>
    </style:style>
    <style:style style:name="T39" style:family="text">
      <style:text-properties officeooo:rsid="0025bc05" fo:background-color="#ff8000" loext:char-shading-value="0"/>
    </style:style>
    <style:style style:name="T40" style:family="text">
      <style:text-properties officeooo:rsid="00275a9d" fo:background-color="#ff8000" loext:char-shading-value="0"/>
    </style:style>
    <style:style style:name="T41" style:family="text">
      <style:text-properties officeooo:rsid="00275a9d" fo:background-color="#ff8000" loext:char-shading-value="0"/>
    </style:style>
    <style:style style:name="T42" style:family="text">
      <style:text-properties officeooo:rsid="0027c362" fo:background-color="#ff8000" loext:char-shading-value="0"/>
    </style:style>
    <style:style style:name="T43" style:family="text">
      <style:text-properties officeooo:rsid="0027c362" fo:background-color="#ff8000" loext:char-shading-value="0"/>
    </style:style>
    <style:style style:name="T44" style:family="text">
      <style:text-properties officeooo:rsid="00292ae2" fo:background-color="#ff8000" loext:char-shading-value="0"/>
    </style:style>
    <style:style style:name="T45" style:family="text">
      <style:text-properties officeooo:rsid="00292ae2" fo:background-color="#ff80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p>
      <text:p text:style-name="P7"/>
      <text:p text:style-name="P4">Seit Jahr und Tag stand in einem lichten Wäldchen nahe einem Fluss eine stattliche <text:span text:style-name="T30">Land.</text:span></text:p>
      <text:p text:style-name="P4">Sie war riesig. Stolz reckte sie ihre schlanken Äste und Zweige hoch in den <text:span text:style-name="T29">Himmel.</text:span></text:p>
      <text:p text:style-name="P5">Im ganzen Auwald war sie bekannt.</text:p>
      <text:p text:style-name="P5">Für Vögel war sie der beste Nistplatz, zwischen ihren Wurzeln fühlten sich alle möglichen Käfer wohl und so manches Liebespaar hatte sich schon an lauen Sommerabenden in ihrer Rinde verewigt.</text:p>
      <text:p text:style-name="P4">Eines Tages fand ein Sprössling neben ihr Platz und fing an zu wurzeln.</text:p>
      <text:p text:style-name="P4">Es war ebenfalls eine Weide und schon bald wuchs diese kleine Weide zu einem prächtigen jungen Bäumchen heran.</text:p>
      <text:p text:style-name="P5">Die große Weide freute sich, endlich jemanden neben sich zu haben und zwischen den beiden entstand schnell eine innige und tiefe <text:span text:style-name="T30">Weges.</text:span></text:p>
      <text:p text:style-name="P5">Die junge Weide erhellte die Tage des alten Baumes mit ihrem Frohsinn und jugendlichem Ungestüm während sie von der Weisheit und den Erfahrungen des Alters lernte und den Geschichten aus früheren Zeiten begierig lauschte.</text:p>
      <text:p text:style-name="P5">Nach und nach gingen die Tage und Wochen ins <text:span text:style-name="T29">Land.</text:span></text:p>
      <text:p text:style-name="P5">Das junge Bäumchen wuchs in Windeseile zu einem stattlichen Baum heran und reckte, angespornt von der Größe des alten Baumes seine Äste hoch in den <text:span text:style-name="T1">Himmel.</text:span><text:span text:style-name="T2">(-)</text:span></text:p>
      <text:p text:style-name="P4">„Nur Geduld“, meinte die große Weide einmal. „Du hast noch viel Zeit vor dir.“</text:p>
      <text:p text:style-name="P4">„Aber du bist doch auch so groß und mächtig, genau so möchte ich auch werden.“</text:p>
      <text:p text:style-name="P4">„Das wirst du auch sicher, aber man muss den Dingen ihre Zeit geben. Man kann nur auf einem festen Fundament hoch bauen.“</text:p>
      <text:p text:style-name="P4">Aber wie es jugendlicher Übermut will, hörte der junge Baum schon nicht mehr zu und strengte sich recht an um weiter zu wachsen.</text:p>
      <text:p text:style-name="P5">Eines Tages, es war Spätsommer, kamen zwei Wanderer des <text:span text:style-name="T29">Weges.</text:span></text:p>
      <text:p text:style-name="P5">Es war ein brütend heißer Tag und die Luft flirrte.</text:p>
      <text:p text:style-name="P5">Di<text:span text:style-name="T16">e</text:span> beiden waren ein junges Paar, sie waren auf einer längeren Wanderung und als sie bei den zwei Weiden vorbeikamen da kam ihnen eine Rast gerade recht.</text:p>
      <text:p text:style-name="P5">Sie packten unter den Bäumen ihren Proviant aus und lehnten sich an ihre <text:span text:style-name="T30">Himmel.</text:span></text:p>
      <text:p text:style-name="P5">Er hielt sie und sie legte ihren Kopf auf seine Schulter.</text:p>
      <text:p text:style-name="P4">Der alte Baum lachte und zwinkerte dem jungen Baum zu.</text:p>
      <text:p text:style-name="P4">„Wenn du Glück hast, dann verewigen sie ihre Liebe in deiner Rinde.“</text:p>
      <text:p text:style-name="P4">Das wäre was. Der junge Baum schien vor Stolz noch ein paar Zentimeter zu wachsen.</text:p>
      <text:p text:style-name="P5">So verging eine Stunde oder auch zwei (Bäume haben kein sonderlich gutes Zeitgefühl).</text:p>
      <text:p text:style-name="P5">Da bemerkte der alte Baum wie ein leichter Wind an seinen Ästen zog.</text:p>
      <text:p text:style-name="P4">„Sie sollten sich langsam auf den Weg machen“ meinte er.</text:p>
      <text:p text:style-name="P4">Der junge blickte nun auch zum Himmel, wo sich am Horizont dunkle Wolken aufgetürmt hatten.</text:p>
      <text:p text:style-name="P4">„Es zieht ein Sommergewitter auf, und scheinbar ein recht heftiges.“</text:p>
      <text:p text:style-name="P5">Aber die Menschen bemerkten nichts von dem aufziehenden <text:span text:style-name="T30">Schutz.</text:span></text:p>
      <text:p text:style-name="P5">Erst als die ersten dicken Tropfen vom Himmel fielen fingen sie plötzlich in aller Hektik an alles einzupacken.</text:p>
      <text:p text:style-name="P5">Der Mann fluchte leise, als er den immer stärker werdenden Wind richtig deutete.</text:p>
      <text:p text:style-name="P5">Es waren nun keine einfachen Böen mehr, sondern sie zogen bereits brüllend an den Ästen wie ein <text:span text:style-name="T1">Orkan.</text:span></text:p>
      <text:p text:style-name="P4">„Schatz, pack du fertig zusammen und such dann Schutz unter den Bäumen, ich werde zurück zum Auto rennen, und dich dann abholen.“</text:p>
      <text:p text:style-name="P4">Bevor sie noch etwas einwenden konnte war er weg.</text:p>
      <text:p text:style-name="P5">Kurz stand sie da und blickte ihm hinterher, dann machte sie sich daran, die letzten Sachen in den Rucksack zu packen.</text:p>
      <text:p text:style-name="P5"><text:soft-page-break/>Dann nahm sie ihre dünne Windjacke, es war nur ein dürftiger Schutz, und suchte unter dem jüngeren Baum <text:span text:style-name="T29">Schutz.</text:span></text:p>
      <text:p text:style-name="P5"/>
      <text:p text:style-name="P6">(Dauer ca. 3min)</text:p>
      <text:p text:style-name="P6"/>
      <text:p text:style-name="P2"/>
      <text:p text:style-name="P56">2</text:p>
      <text:p text:style-name="P4">„Ich sage euch!“ erhob der Alte seine Stimme, „Ich kannte einst einen rechtschaffenen Politiker“</text:p>
      <text:p text:style-name="P4">Ungläubig schnaubten die anderen.</text:p>
      <text:p text:style-name="P4">„Rechtschaffene Politiker gibt es nicht.“ erwiderte Johann, ein Bauer aus der Gegend, mit einer wegwerfenden <text:span text:style-name="T29">Handbewegung.</text:span></text:p>
      <text:p text:style-name="P8">Der Alte schüttelte energisch den <text:span text:style-name="T31">Handbewegung.</text:span></text:p>
      <text:p text:style-name="P8">„Vielleicht hast du recht und es gibt sie heute wirklich nichtmehr, aber ich kannte einen, der war mit Sicherheit rechtschaffen und ehrlich.</text:p>
      <text:p text:style-name="P4">Es ist nun schon eine Weile her, ich war jung und bereiste die Welt als Geselle, da kam ich in eine Stadt namens Bad Ehrenfeld oder Ehrhausen, keine Ahnung wie sie genau hieß.</text:p>
      <text:p text:style-name="P4">Dort lebte ein Bürgermeister, der weit und breit den Ruf hatte, rechtschaffen und ehrlich zu sein.</text:p>
      <text:p text:style-name="P4">Ich selbst glaubte es nicht, als ich es hörte und so beschloss ich, diesen Herren näher kennen zu lernen.</text:p>
      <text:p text:style-name="P8">Und tatsächlich, dieser Mensch war bemerkenswert.</text:p>
      <text:p text:style-name="P8">Man kannte ihm seine Klugheit schon von weitem an.</text:p>
      <text:p text:style-name="P8">Fragt mich aber nicht, woran das lag.</text:p>
      <text:p text:style-name="P8">Auf jeden Fall liebten ihn die Menschen, sie vertrauten ihm und seinem Urteil und er nahm sich bei jeder Entscheidung <text:span text:style-name="T31">Land.</text:span></text:p>
      <text:p text:style-name="P8">Er wog stets Für und Wider ab und versuchte auch, niemandem etwas Ungerechtes aufzubürden.</text:p>
      <text:p text:style-name="P8">So gingen die Jahre ins Land und seine Gemeinde florierte.</text:p>
      <text:p text:style-name="P8">Da wurde es Zeit für die <text:span text:style-name="T29">Wahlen.</text:span></text:p>
      <text:p text:style-name="P8">Es ließ sich keiner als Gegenkandidat aufstellen, da jeder wusste, dass es nichts zu verbessern gab.</text:p>
      <text:p text:style-name="P4">Es fingen die Leute an zu sagen: „Warum gehst du nicht in die Regierung? Mit deiner Weisheit und</text:p>
      <text:p text:style-name="P4">Klugheit könntest du nicht nur uns etwas Gutes tun, sondern landesweit für Ordnung und Gerechtigkeit sorgen.“</text:p>
      <text:p text:style-name="P4">Der Bürgermeister dachte lange darüber nach und kam zu dem Schluss, dass es tatsächlich viel zu tun gab in der <text:span text:style-name="T1">Landesregierung.</text:span><text:span text:style-name="T9">(-)</text:span></text:p>
      <text:p text:style-name="P4">Und er sagte: „Ihr habt recht, ich lasse mich zur Wahl zum Präsidenten aufstellen.“</text:p>
      <text:p text:style-name="P8">So halfen alle mit bei seinem<text:span text:style-name="T32"> </text:span><text:span text:style-name="T31">Umfragen.</text:span></text:p>
      <text:p text:style-name="P8">Es wurden für ihn</text:p>
      <text:p text:style-name="P4">Plakate gedruckt, Flyer verteilt und man benachrichtigte die <text:span text:style-name="T31">Wahlen.</text:span></text:p>
      <text:p text:style-name="P4">Es kamen viele Journalisten aus der Hauptstadt um für ihre Zeitung das beste Exklusivinterview zu ergattern.</text:p>
      <text:p text:style-name="P4">Sie stellten Fragen über Fragen und der Politiker beantwortete sie so gut er konnte.</text:p>
      <text:p text:style-name="P4">Einer der Journalisten fragte: „Wollen Sie etwa die Steuern senken?“</text:p>
      <text:p text:style-name="P4">Der Politiker dachte kurz nach, dann sagte er: „Unser Land finanziert all die sozialen Dienste und den Beamtenapparat mit diesem Geld. Man braucht es, also kann ich die Steuern nicht senken.“</text:p>
      <text:p text:style-name="P4">Da fragte der nächste: „Aber die Inflation werden sie wohl mindern, oder zumindest die Mieten senken?“</text:p>
      <text:p text:style-name="P4">„Das sind wirtschaftliche Faktoren, auf die man als Einzelner kaum Einfluss hat, nicht einmal als Präsident.“</text:p>
      <text:p text:style-name="P8">Und so ging es weiter und die Journalisten wurden unruhig.</text:p>
      <text:p text:style-name="P8"><text:soft-page-break/>Was sollten sie denn nun schreiben, wenn nicht, dass der neue Kandidat ein Stümper war?</text:p>
      <text:p text:style-name="P4">Ein Journalist fragte schließlich: „Und was wollen sie uns dann versprechen, damit die Leute sie wählen?“</text:p>
      <text:p text:style-name="P4">Der Politiker antwortete: „Gerechtigkeit. Denn ich verspreche, dass ich immer ehrlich bleibe und möglichst immer eine überlegte und gerechte Lösung für jedes Problem zu finden versuche.“</text:p>
      <text:p text:style-name="P4">Das schrieben die Journalisten dann auch in ihren Zeitungen und die Leser waren erstaunt und auch enttäuscht.</text:p>
      <text:p text:style-name="P4">Nun kam es, dass die Wahlen immer näher rückten und eine Umfrage gestartet wurde um eine Prognose anzustellen.</text:p>
      <text:p text:style-name="P4">"Wer wird wohl der Präsident?" fragte man sich im ganzen <text:span text:style-name="T29">Land.</text:span></text:p>
      <text:p text:style-name="P4">Und der Politiker erwartete mit Vorfreude und auch mit Nervosität das Ergebnis der <text:span text:style-name="T29">Umfragen.</text:span></text:p>
      <text:p text:style-name="P4">Je größer die Träume und je höher die Ziele gesteckt sind, desto tiefer fällt man auch. </text:p>
      <text:p text:style-name="P4"/>
      <text:p text:style-name="P9">(Dauer ca. 3min)</text:p>
      <text:p text:style-name="P9"/>
      <text:p text:style-name="P1"/>
      <text:p text:style-name="P12">3</text:p>
      <text:p text:style-name="P13">Unsere Geschichte begann vor ein paar <text:span text:style-name="T29">Monaten.</text:span></text:p>
      <text:p text:style-name="P13">Um genau zu sein war es ein Sommertag, der zweite August um Zehn Uhr <text:span text:style-name="T31">Hunger.</text:span></text:p>
      <text:p text:style-name="P13">Dem kleinen Zaunkönig aber, der gerade von einem Baum hinüber zu der Hainbuchenhecke flog, war die Uhrzeit egal.</text:p>
      <text:p text:style-name="P13">Für ihn zählten bloß die Samen und Körner die er fand, denn er hatte <text:span text:style-name="T29">Hunger.</text:span></text:p>
      <text:p text:style-name="P13">Als er unter dem Gebüsch herumturnte und hin und her spähte, ob sich nicht doch irgendwo ein paar kleine Häppchen verbargen, dachte er, er wäre der glücklichste Vogel weit und breit.</text:p>
      <text:p text:style-name="P13">Plötzlich aber weckte ein Farbklecks inmitten der grünen Blätter seine <text:span text:style-name="T29">Aufmerksamkeit.</text:span></text:p>
      <text:p text:style-name="P13">Neugierig hüpfte er hinüber und näherte sich ganz vorsichtig dem roten <text:span text:style-name="T29">Etwas.</text:span></text:p>
      <text:p text:style-name="P4">Aus der Nähe erkannte er natürlich, dass es eine Blüte war. Aber was für eine.</text:p>
      <text:p text:style-name="P13">Er hatte noch nie ein satteres Rot gesehen.</text:p>
      <text:p text:style-name="P13">Und er hätte auch nie geahnt, dass eine Rose derart voll und wohlgeformt sein konnte.</text:p>
      <text:p text:style-name="P13">Kurzerhand hüpfte er hinüber auf den Rosenzweig, direkt neben die Blüte, und betrachtete sie aus der <text:span text:style-name="T29">Nähe.</text:span></text:p>
      <text:p text:style-name="P13">Die Rose schien ihn zuerst gar nicht zu beachten.</text:p>
      <text:p text:style-name="P13">Stolz blühte sie vor sich hin und wiegte sich im <text:span text:style-name="T31">Blüte.</text:span></text:p>
      <text:p text:style-name="P13">Da fasste sich der kleine Vogel ein Herz und fing an zu singen.</text:p>
      <text:p text:style-name="P13">Er sang so hell wie er noch nie zuvor gesungen hatte.</text:p>
      <text:p text:style-name="P13">Und der Rose schien es zu gefallen, denn sie hatte begonnen im Takt zu schwingen und dem Zaunkönig kam es so vor als wäre das Rot der Blüte noch intensiver geworden.</text:p>
      <text:p text:style-name="P13">So legte er noch mehr Gefühl in seinen Gesang und hüpfte dabei von Rosenzweig zu <text:span text:style-name="T31">Etwas.</text:span></text:p>
      <text:p text:style-name="P13">So kam es, dass er sich in die wunderschöne Blütenpracht und die Rose ihrerseits sich in den</text:p>
      <text:p text:style-name="P13">wunderschönen Gesang verliebte.</text:p>
      <text:p text:style-name="P13">Tag für Tag blieb er in der Nähe der Rose und begann auch bald zwischen ihren Ästen und Zweigen</text:p>
      <text:p text:style-name="P4">ein Nest zu bauen.</text:p>
      <text:p text:style-name="P13">Er hegte und pflegte seine Rose auch fürsorglich.</text:p>
      <text:p text:style-name="P13">Ganz behutsam zupfte er die äußeren Blütenblätter ab, die sich schön langsam braun verfärbten.</text:p>
      <text:p text:style-name="P13">Und jedes Mal wenn er seine Lieder zwitscherte bemühte sich die Rose ihrerseits eine neue, noch</text:p>
      <text:p text:style-name="P4">schönere Blüte knospen zu lassen.</text:p>
      <text:p text:style-name="P4">So gingen die Tage ins Land und die beiden waren glücklich.</text:p>
      <text:p text:style-name="P4"><text:soft-page-break/>Eines Tages aber, es war bereits später Herbst und das Wetter hatte sich zusehends verschlechtert, da bemerkte der kleine Zaunkönig, dass all seine Artgenossen ein paar Felder weitergezogen waren,</text:p>
      <text:p text:style-name="P13">weil dort noch Samen in Hülle und Fülle zu finden waren.</text:p>
      <text:p text:style-name="P13">Außerdem vermisste der Zaunkönig seine Freiheit, zu fliegen wohin er wollte.</text:p>
      <text:p text:style-name="P4">Früher war er von Hecke zu Hecke geflogen, hatte alle Sträucher und Bäume weit und breit erforscht und hatte seine Freude daran, durchs Geäst zu hüpfen.</text:p>
      <text:p text:style-name="P4">Wehmütig betrachtete er die letzte Blüte der Rose, sie war nicht mehr so prächtig und strahlend wie die sommerlichen <text:span text:style-name="T31">Nähe.</text:span></text:p>
      <text:p text:style-name="P4">Und so flog er kurzerhand davon, seinesgleichen nach.</text:p>
      <text:p text:style-name="P4">Die Rose ahnte bald, dass der kleine Zaunkönig nichtmehr zurückkommen wollte und sie bemerkte schnell, welches Loch in ihrem Herzen nun klaffte.</text:p>
      <text:p text:style-name="P4">Ihr fehlte es, wie der kleine Vogel zwischen ihren Ästen herumgeturnt war und dabei fröhlich seine Lieder gesungen hatte.</text:p>
      <text:p text:style-name="P13">Dann kam der <text:span text:style-name="T31">Monaten.</text:span></text:p>
      <text:p text:style-name="P13">Die Rose fühlte sich einsam und verlassen. Sie konnte einfach keine Kraft mehr aufbringen und verlor ihre letzte <text:span text:style-name="T29">Blüte.</text:span></text:p>
      <text:p text:style-name="P13">Als diese schließlich zu Boden fiel, wurde der Rose bang ums <text:span text:style-name="T31">Hunger.</text:span></text:p>
      <text:p text:style-name="P4">"Ich werde hier ganz allein zu Grunde gehen" dachte sie. </text:p>
      <text:p text:style-name="P4"/>
      <text:p text:style-name="P9">(Dauer ca. 3min)</text:p>
      <text:p text:style-name="P9"/>
      <text:p text:style-name="P1"/>
      <text:p text:style-name="P10">4</text:p>
      <text:p text:style-name="P9"/>
      <text:p text:style-name="P9">Es war mitten in der Nacht, als der kleine Junge aufwachte.</text:p>
      <text:p text:style-name="P11">Wenn es hell war, konnte er von seinem Bett aus durch die halboffene Tür in den Flur sehen.</text:p>
      <text:p text:style-name="P11">Aber jetzt sah er zunächst nichts als ein Meer aus dunklen <text:span text:style-name="T29">Schatten.</text:span></text:p>
      <text:p text:style-name="P11">Eine ganze Weile lang lag er einfach nur still da und wartete darauf, daß er wieder einschlief.</text:p>
      <text:p text:style-name="P11">Aber er schlief nicht ein.</text:p>
      <text:p text:style-name="P11">Sein Blick ging in der Dunkelheit umher und dann glaubte er plötzlich, eine Bewegung zu sehen.</text:p>
      <text:p text:style-name="P11">Er hatte das Gefühl als ob eine kalte Hand sich auf seine Schultern legte.</text:p>
      <text:p text:style-name="P11">Das Herz schlug ihm bis zum <text:span text:style-name="T33">Seiten.</text:span></text:p>
      <text:p text:style-name="P9">Es war im Flur und sah aus wie der Schatten einer übergroßen Spinne, die langsam die Wand emporkroch.</text:p>
      <text:p text:style-name="P9">Vielleicht träume ich nur! dachte der Junge einen Moment lang, während er sich die Bettdecke bis zur</text:p>
      <text:p text:style-name="P11">Nasenspitze hochzog und einen Moment lang die Augen schloß.</text:p>
      <text:p text:style-name="P11">Aber als er den kalten Lu zug an seinen nackten Füßen spürte, war ihm klar, daß er nicht träumte.</text:p>
      <text:p text:style-name="P11">Er wagte einen zweiten Blick zu dem spinnenartigen Ding an der <text:span text:style-name="T33">Vertrautes.</text:span></text:p>
      <text:p text:style-name="P9">Es war noch immer da und bewegte sich langsam empor.</text:p>
      <text:p text:style-name="P11">Seltsame Schatten waberten zu beiden <text:span text:style-name="T29">Seiten.</text:span></text:p>
      <text:p text:style-name="P11">Der Junge schrie so laut er konnte.</text:p>
      <text:p text:style-name="P11">Dann tauchte plötzlich etwas weißes aus der Dunkelheit heraus auf.</text:p>
      <text:p text:style-name="P11">Eine Gestalt in einem fließendem Gewand, die näherkam und sich schließlich über ihn beugte.</text:p>
      <text:p text:style-name="P9">"Was ist denn los?"</text:p>
      <text:p text:style-name="P11">Es war seine Mutter.</text:p>
      <text:p text:style-name="P11">Er erkannte ihre Stimme und jetzt auch ihr <text:span text:style-name="T29">Gesicht.</text:span></text:p>
      <text:p text:style-name="P11">Der Junge faßte ihre Hand und deutete zur Tür, hinaus auf den <text:span text:style-name="T29">Flur.</text:span></text:p>
      <text:p text:style-name="P9">"Dort! Mama, siehst du nicht die Spinne?"</text:p>
      <text:p text:style-name="P11"><text:soft-page-break/>Die Mutter schaute in dieselbe Richtung und schüttelte den <text:span text:style-name="T33">Schatten.</text:span></text:p>
      <text:p text:style-name="P11">"Nein. Du hast bestimmt geträumt!"</text:p>
      <text:p text:style-name="P9">"Ich habe nicht geträumt!"</text:p>
      <text:p text:style-name="P9">"Es gibt Träume, die so wirklich zu sein scheinen, daß man hinterher im ersten Moment gar nicht weiß, was tatsächlich geschehen ist!"</text:p>
      <text:p text:style-name="P9">"Mama..."</text:p>
      <text:p text:style-name="P9">"Am besten, du legst dich wieder hin und schläfst..."</text:p>
      <text:p text:style-name="P9">"Da... Da ist es! An der Wand! Es kommt die Tapete hoch!"</text:p>
      <text:p text:style-name="P11">Sie runzelte die <text:span text:style-name="T33">Flur.</text:span></text:p>
      <text:p text:style-name="P11">"Dort, im Flur?"</text:p>
      <text:p text:style-name="P9">"Ja!"</text:p>
      <text:p text:style-name="P9">"Das sind nur Schatten!"</text:p>
      <text:p text:style-name="P9">"Es ist ein Tier!"</text:p>
      <text:p text:style-name="P9">Die Mutter sah ihn an. "Laß uns in den Flur gehen und nachschauen!" Sie nahm ihn bei der Hand, die er fest umklammert hielt.</text:p>
      <text:p text:style-name="P9">"Gut", sagte er schließlich.</text:p>
      <text:p text:style-name="P11">Zögernd folgte er ihr in den <text:span text:style-name="T1">Flur.</text:span><text:span text:style-name="T3">(-)</text:span></text:p>
      <text:p text:style-name="P11">"Dort!" flüsterte er.</text:p>
      <text:p text:style-name="P9">Es war noch größer, als er gedacht hatte! Ein spinnenartiges Wesen, so groß wie ein Fußball! Ihn</text:p>
      <text:p text:style-name="P9">fröstelte.</text:p>
      <text:p text:style-name="P9">"Ich mache Licht!" hörte er die Stimme seiner Mutter.</text:p>
      <text:p text:style-name="P11">Sie ließ ihn einen Moment lang los und er stand ganz allein dem spinnenartigen Etwas gegenüber.</text:p>
      <text:p text:style-name="P11">Ein Schauder ging ihm über den <text:span text:style-name="T33">Gesicht.</text:span></text:p>
      <text:p text:style-name="P11">Er fühlte den kalten Steinfußboden unter seinen nackten Füßen und rührte sich nicht.</text:p>
      <text:p text:style-name="P9">Dann ging das Licht an.</text:p>
      <text:p text:style-name="P9">Die Schatten waren verschwunden und das spinnenartige Ding verwandelte sich in etwas anderes,</text:p>
      <text:p text:style-name="P59">Vertrautes.</text:p>
      <text:p text:style-name="P11">Der Junge sah einen großen, hölzernen Schlüssel, der mit Filz überzogen war.</text:p>
      <text:p text:style-name="P11">An diesem befanden sich kleine Häkchen, an denen mindestens ein Dutzend kleine Schlüssel aufgehängt waren.</text:p>
      <text:p text:style-name="P11">Einige erkannte der Junge wieder.</text:p>
      <text:p text:style-name="P11">Den fürs Auto zum Beispiel oder den für den Dachboden, der durch seinen gezackten Bart auffiel.</text:p>
      <text:p text:style-name="P9">"Ich glaube, ich kann jetzt wieder schlafen", sagte der Junge schließlich.</text:p>
      <text:p text:style-name="P9">Als er wenig später wieder im Bett lag und die Mutter das Licht im Flur gelöscht hatte, verwandelte sich der große Schlüssel mit den vielen kleinen Schlüsseln erneut in das spinnenartige Etwas, das es zuvor gewesen war.</text:p>
      <text:p text:style-name="P9">Aber der Junge lächelte.</text:p>
      <text:p text:style-name="P9">"Gute Nacht", hörte er seine Mutter sagen.</text:p>
      <text:p text:style-name="P9">"Gute Nacht", sagte er.</text:p>
      <text:p text:style-name="P9">Er hatte keine Angst mehr.</text:p>
      <text:p text:style-name="P9"/>
      <text:p text:style-name="P1"/>
      <text:p text:style-name="P15">5</text:p>
      <text:p text:style-name="P14"/>
      <text:p text:style-name="P14">Tante Änne schleppte sich mühsam die Treppe hinauf.</text:p>
      <text:p text:style-name="P16">Auf jedem Absatz machte sie halt und rang erst einmal nach <text:span text:style-name="T1">Lu</text:span><text:span text:style-name="T4">ft</text:span><text:span text:style-name="T1">.</text:span></text:p>
      <text:p text:style-name="P16">Dann hatte sie es schließlich in den dritten Stock gescha<text:span text:style-name="T17">fft</text:span>, wo die Familie ihres jüngsten Neffen</text:p>
      <text:p text:style-name="P16">wohnte.</text:p>
      <text:p text:style-name="P16"><text:soft-page-break/>Die Tür stand einen Spalt offen.</text:p>
      <text:p text:style-name="P16">Jemand hatte vergessen, sie hinter sich zuzumachen.</text:p>
      <text:p text:style-name="P16">Wahrscheinlich die <text:span text:style-name="T34">Sprache.</text:span></text:p>
      <text:p text:style-name="P16">Ein mildes Lächeln ging über Tante Ännes faltiges <text:span text:style-name="T34">Wohnzimmer.</text:span></text:p>
      <text:p text:style-name="P16">Vorsichtig trat sie in die Wohnung ein.</text:p>
      <text:p text:style-name="P16">Ihre Krampfadern machten ihr wieder ziemlich zu schaffen.</text:p>
      <text:p text:style-name="P16">Ein paar Schritte ging sie den Flur entlang, dann hörte sie Stimmen aus dem <text:span text:style-name="T29">Wohnzimmer.</text:span></text:p>
      <text:p text:style-name="P16">Eigentlich hatte sie jetzt lauthals auf sich aufmerksam machen wollen, so wie es sonst stets ihre Art gewesen war, aber der Treppenaufstieg hatte sie sehr angestrengt und so mußte sie erst erneut nach Lu schnappen und tief durchatmen.</text:p>
      <text:p text:style-name="P16">Doch als sie das getan hatte, verschlug es ihr buchstäblich die <text:span text:style-name="T29">Sprache.</text:span></text:p>
      <text:p text:style-name="P14">"Meinst du nicht, daß Tante Änne..." Die Stimme ihres Neffen wurde abrupt von der seiner Frau unterbrochen.</text:p>
      <text:p text:style-name="P16">"Ach, Dieter!" sagte diese verächtlich. "Diese alte Schachtel..." -</text:p>
      <text:p text:style-name="P16">"Na, erlaube mal!" -</text:p>
      <text:p text:style-name="P16">"Ja, schau sie dir doch an! In den letzten dreißig Jahren ist sie nicht gerade schöner geworden! Also, wenn du mich fragst: Ich könnte gut auf sie verzichten…"</text:p>
      <text:p text:style-name="P16">Dieter seufzte und unternahm dann einen erneuten <text:span text:style-name="T34">Chance.</text:span></text:p>
      <text:p text:style-name="P16">"Aber Tante Änne..." -</text:p>
      <text:p text:style-name="P16">"Nein, Dieter, wir können uns so nicht sehenlassen!"</text:p>
      <text:p text:style-name="P16">Tante Änne schluckte. Eine alte Schachtel! Das dachten sie also über sie.</text:p>
      <text:p text:style-name="P16">Und dabei hatte sie immer nur das Beste für Dieter und seine Familie gewollt und ihm auch finanziell unter die Arme gegriffen.</text:p>
      <text:p text:style-name="P16">Und das ist nun der Dank! ging es ihr bitter durch den Kopf, während ihre Augen feucht wurden.</text:p>
      <text:p text:style-name="P16">Selbst ihre Ersparnisse hätte Dieter nach ihrem Tod geerbt, das hatte sie testamentarisch festgelegt.</text:p>
      <text:p text:style-name="P16">Sie selbst hatte nie Kinder gehabt und so war ihr Neffe Dieter von Anfang an so eine Art Kindesersatz für sie gewesen.</text:p>
      <text:p text:style-name="P16">Kein Geburtstagsgeschenk konnte groß genug für ihn sein und als er geheiratet hatte, hatte sie dem jungen Paar die Wohnzimmereinrichtung spendiert.</text:p>
      <text:p text:style-name="P14">Einen Moment lang stand sie da wie betäubt.</text:p>
      <text:p text:style-name="P16">Es ist Carola! durchzuckte es sie dann siedend heiß und mit auflodernder <text:span text:style-name="T29">Wut.</text:span></text:p>
      <text:p text:style-name="P16">Tante Änne war von Anfang an skeptisch gewesen, ob Carola für ihren Dieter die Richtige war.</text:p>
      <text:p text:style-name="P16">Aber zunächst hatte es den Anschein gehabt, als wären die Zweifel der Tante unbegründet gewesen. Carola schien wider Erwarten eine liebenswerte Person zu sein - doch nun stellte sich alles als nichts</text:p>
      <text:p text:style-name="P16">weiter als eine Maske heraus.</text:p>
      <text:p text:style-name="P16">Eine gute Schauspielerin ist sie ja gewesen! mußte Tante Änne zugeben.</text:p>
      <text:p text:style-name="P17">Tante Änne wandte sich zum wütend zum Gehen und stieß dabei gegen eine Vase, die krachend zu Boden ging und in tausend Scherben zersprang.</text:p>
      <text:p text:style-name="P17">Die Wohnzimmertür ging indessen auf.</text:p>
      <text:p text:style-name="P14">"Tante Änne!" war Dieters erstaunte Stimme zu hören.</text:p>
      <text:p text:style-name="P14">"Du bist hier?" Tante Änne wandte sich zu ihrem verdutzten Neffen herum, der zusammen mit seiner Frau in den Flur getreten war.</text:p>
      <text:p text:style-name="P14">"Wie du siehst!" - "Warum hast du nichts gesagt?"</text:p>
      <text:p text:style-name="P14">"Ich habe durch Zufall euer Gespräch mitbekommen.</text:p>
      <text:p text:style-name="P14">Eigentlich ist es ja nicht meine Art, zu lauschen, aber es ließ sich nicht vermeiden, daß ich ein paar Dinge mitbekommen habe, die wohl nicht für meine Ohren bestimmt waren!"</text:p>
      <text:p text:style-name="P17">"Oh", machte Carola und wurde ein wenig rot.</text:p>
      <text:p text:style-name="P17">Von Tante Änne erntete die junge Frau dafür nur einen abschätzigen <text:span text:style-name="T34">Wut.</text:span></text:p>
      <text:p text:style-name="P17"><text:soft-page-break/>"Jetzt weiß ich also, wie ihr über mich denkt! Ich bin vielleicht eine alte Schachtel, aber ich lasse mich nicht so ohne weiteres ausnutzen!" Und damit ging sie davon.</text:p>
      <text:p text:style-name="P17">In der Wohnungstür drehte sie sich noch einmal herum.</text:p>
      <text:p text:style-name="P14">"Mein Testament werde ich wohl auch ändern!" setzte sie dann noch hinzu.</text:p>
      <text:p text:style-name="P14">"Tante Änne!" begann Dieter, aber seine Tante ließ ihm keine <text:span text:style-name="T29">Chance.</text:span></text:p>
      <text:p text:style-name="P57"/>
      <text:p text:style-name="P18">(Dauer ca. 3min)</text:p>
      <text:p text:style-name="P18"/>
      <text:p text:style-name="P1"/>
      <text:p text:style-name="P19">6</text:p>
      <text:p text:style-name="P18"/>
      <text:p text:style-name="P18">Peter Lutz saß am Steuer und fluchte leise vor sich hin.</text:p>
      <text:p text:style-name="P20">Kurz bevor die Fahrbahn sich wegen der Baustelle verengte, war es immer dasselbe.</text:p>
      <text:p text:style-name="P20">Es gab einen <text:span text:style-name="T35">Hupen.</text:span></text:p>
      <text:p text:style-name="P18">Wenn dann noch irgendwer nach einem Parkplatz suchte und deswegen nur in Schrittempo voran fuhr,</text:p>
      <text:p text:style-name="P18">dann ging in der Regel eine Weile lang gar nichts mehr.</text:p>
      <text:p text:style-name="P18">Aber was Lutz am meisten haßte, das waren diejenigen, die nach dem Hinweisschild noch rechts über-holten, auf der rechten Spur soweit wie möglich weiterfuhren, um sich dann wieder in den Verkehr einzufädeln – mit mehreren hundert Metern Geländegewinn natürlich.</text:p>
      <text:p text:style-name="P20">Meistens waren es große <text:span text:style-name="T29">Wagen.</text:span></text:p>
      <text:p text:style-name="P20">Mercedes oder Porsche, Wagen deren Fahrer ohnehin zu glauben schienen, daß es bei ihrem Fabrikat eine serienmäßige, eingebaute Vorfahrt gab.</text:p>
      <text:p text:style-name="P20">Trugen die Wagen auswärtige Nummernschilder, konnte Lutz es gerade noch ertragen.</text:p>
      <text:p text:style-name="P20">Aber wenn es Hiesige waren, dann kochte ihm das Gemüt hoch und seine Galle meldete sich unwillkürlich.</text:p>
      <text:p text:style-name="P20">Wen jemand von hier kommt, dann weiß er, was er tut! ging es Lutz grimmig durch den <text:span text:style-name="T29">Kopf.</text:span></text:p>
      <text:p text:style-name="P20">Da! Da war wieder so einer, der frech an ihm vorbeizog. Natürlich, ein <text:span text:style-name="T1">Mercedes.</text:span><text:span text:style-name="T5">(-)</text:span></text:p>
      <text:p text:style-name="P20">Als die Fahrbahn sich verengte, kamen sie auf gleiche <text:span text:style-name="T35">Wagen.</text:span></text:p>
      <text:p text:style-name="P18">Der Mercedesfahrer - ein kleiner dicker Mann mit schütteren Haaren - versuchte wieder einzufädeln.</text:p>
      <text:p text:style-name="P18">Na warte! dachte Lutz. Dem zeig ich's.</text:p>
      <text:p text:style-name="P20">Die beiden Fahrer vor ihm ließen den kleinen Glatzkopf nicht dazwischen.</text:p>
      <text:p text:style-name="P20">Und Lutz tat es auch nicht.</text:p>
      <text:p text:style-name="P20">Er dachte gar nicht daran! Dem mußte man mal eine richtige Lektion verpassen.</text:p>
      <text:p text:style-name="P21">Dann würde der arrogante Gesichtsausdruck auf seinem Gesicht schon verschwinden!</text:p>
      <text:p text:style-name="P21">Lutz fuhr sehr langsam.</text:p>
      <text:p text:style-name="P21">Der Mercedesfahrer hob die Arme und gestikulierte wild. Er zeigte Lutz den <text:span text:style-name="T35">Kopf.</text:span></text:p>
      <text:p text:style-name="P21">Lutz grinste und zeigte den <text:span text:style-name="T35">Zähne.</text:span></text:p>
      <text:p text:style-name="P21">Der Mercedesfahrer ließ die Scheibe hinunter - bei ihm ging das natürlich elektrisch - und</text:p>
      <text:p text:style-name="P21">schimp<text:span text:style-name="T18">ft</text:span>e lautstark herum.</text:p>
      <text:p text:style-name="P21">"Was soll das, glaubst du, die Straße gehört dir alleine? Was fällt dir ein, hier den Betrieb aufzuhalten!" Es folgten noch ein paar wüste Schimpfwörter, die Lutz die Zornesröte ins Gesicht trieben.</text:p>
      <text:p text:style-name="P21">Er trat auf die Bremse und augenblicklich mußte auch der Mercedesfahrer in die Eisen gehen.</text:p>
      <text:p text:style-name="P21">Für ihn gab es natürlich jetzt kein Weiterkommen mehr.</text:p>
      <text:p text:style-name="P21">Lutz bleckte angriffslustig die <text:span text:style-name="T29">Zähne.</text:span></text:p>
      <text:p text:style-name="P21">Sollte der Mercedesfahrer ruhig ein bißchen schmoren!</text:p>
      <text:p text:style-name="P18">Er hatte es verdient!</text:p>
      <text:p text:style-name="P21">Lutz stieg aus. Der Mercedesfahrer tat dasselbe. Und dann gab ein Wort das andere.</text:p>
      <text:p text:style-name="P21"><text:soft-page-break/>Wüste Beschimpfungen flogen hin und her und die Wagen, die hinter ihnen in der Schlange standen, betätigten ihre <text:span text:style-name="T29">Hupen.</text:span></text:p>
      <text:p text:style-name="P21">Immer mehr Wagentüren wurden geöffnet.</text:p>
      <text:p text:style-name="P21">Lutz deutete auf den Mercedesfahrer. "Ich finde, der Kerl hier braucht eine Lektion! Man sollte ihm mal beibringen, wie man richtig Auto fährt! Es geht doch nicht an, daß diese dicke Limousinen sich erst rechts an der Schlange vorbeistehlen und sich dann wieder vordrängeln."</text:p>
      <text:p text:style-name="P21">Einige der anderen Leute nickten zustimmend.</text:p>
      <text:p text:style-name="P21">Ein krä<text:span text:style-name="T18">ft</text:span>iger Rothaariger, der aus einem Lieferwagen gestiegen war, krempelte die Ärmel hoch und knurrte: "Das finde ich allerdings auch!"</text:p>
      <text:p text:style-name="P18">"Mir geht das auch schon lange auf die Nerven!"</text:p>
      <text:p text:style-name="P18">"Mir auch!"</text:p>
      <text:p text:style-name="P21">Lutz und zwei andere Männer kamen auf den kleinen dicken Mercedesfahrer zu, der bei diesem Anblick noch viel kleiner wurde, als er ohnehin schon war.</text:p>
      <text:p text:style-name="P21">"Hören Sie, ich muß dringend weg. Ich habe eine Verabredung, die keinen Aufschub duldet!"</text:p>
      <text:p text:style-name="P21">Lutz verzog das Gesicht und sah den Dicken von oben herab an.</text:p>
      <text:p text:style-name="P21">Der Mercedesfahrer schwitzte.</text:p>
      <text:p text:style-name="P21">Seine Augen waren glasig, sein Blick schien etwas gehetztes, wahnha<text:span text:style-name="T18">ft</text:span>es auszudrücken.</text:p>
      <text:p text:style-name="P18">"Lassen Sie mich weiterfahren, sonst ist es zu spät!"</text:p>
      <text:p text:style-name="P18"/>
      <text:p text:style-name="P22">(Dauer ca. 3min)</text:p>
      <text:p text:style-name="P22"/>
      <text:p text:style-name="P1"/>
      <text:p text:style-name="P23">7</text:p>
      <text:p text:style-name="P22"/>
      <text:p text:style-name="P24">Das Camp lag irgendwo in der Kreide-Zeit, ca. 70 Millionen Jahre in der <text:span text:style-name="T29">Vergangenheit.</text:span></text:p>
      <text:p text:style-name="P24">Um eine Zeit auf hunderttausend Jahre genau treffen zu können, waren die Zeitmaschinen ein-fach noch nicht gut genug.</text:p>
      <text:p text:style-name="P24">Aber das spielte bei den in den letzten Jahren in Mode gekommenen Reisen ins Erdmittelalter auch kaum eine <text:span text:style-name="T29">Rolle.</text:span></text:p>
      <text:p text:style-name="P24">Die Leute wollten einmal in ihrem Leben den Tyrannosaurus Rex in natura gesehen haben, um all</text:p>
      <text:p text:style-name="P24">denen davon erzählen zu können, die sich eine solche Saurier-Safari nicht leisten konnten.</text:p>
      <text:p text:style-name="P24">Dann waren sie zufrieden.</text:p>
      <text:p text:style-name="P22">Am Horizont zog ein Flugsaurier ruhig seine <text:span text:style-name="T36">Vergangenheit</text:span><text:span text:style-name="T32">.</text:span></text:p>
      <text:p text:style-name="P24">Ein lauer Wind bog die Farne nach <text:span text:style-name="T29">Westen.</text:span></text:p>
      <text:p text:style-name="P24">Es herrschte <text:span text:style-name="T36">Tier.</text:span></text:p>
      <text:p text:style-name="P22">"Was machst du hier?" fragte der große, breitschultrige Mann dessen Hemd das Emblem der Reisegesellscha<text:span text:style-name="T19">ft </text:span>trug.</text:p>
      <text:p text:style-name="P22">Der Junge fuhr zusammen. Er wußte, daß der Mann Bender hieß und es hier im Camp zu sagen hatte.</text:p>
      <text:p text:style-name="P22">"Nichts", sagte der Junge schuldbewußt.</text:p>
      <text:p text:style-name="P22">"Es ist nicht gestattet, sich so weit vom Camp zu entfer- nen, Junge. Das müßtest du doch wissen!" knurrte Bender.</text:p>
      <text:p text:style-name="P24">Dann ließ eine Bewegung sie beide herumfahren.</text:p>
      <text:p text:style-name="P24">Eine Katze kam zwischen den urweltlichen Pflanzen hervor.</text:p>
      <text:p text:style-name="P22">Der Junge stürzte auf das Tier zu und nahm sie auf den <text:span text:style-name="T29">Arm.</text:span></text:p>
      <text:p text:style-name="P22">Bender schüttelte den <text:span text:style-name="T36">Arm.</text:span></text:p>
      <text:p text:style-name="P22">"Es ist verboten, lebende Tiere mit in die Vergangenheit zu nehmen, Junge", sagte Bender.</text:p>
      <text:p text:style-name="P22">"Ich wollte sie aber gerne dabeihaben."</text:p>
      <text:p text:style-name="P22">"Wie hast du es gescha , sie mitzuschmuggeln?"</text:p>
      <text:p text:style-name="P22"><text:soft-page-break/>"In meiner Tasche."</text:p>
      <text:p text:style-name="P22">"Wußten deine Eltern davon?"</text:p>
      <text:p text:style-name="P22">"Nein. Und sagen Sie ihnen bitte nichts. Sie werden schimpfen."</text:p>
      <text:p text:style-name="P22">"Tut mir leid. Das wirst du aushalten müssen."</text:p>
      <text:p text:style-name="P24">Der Junge strich seiner Katze über das Fell und sah dabei zur <text:span text:style-name="T36">Flug.</text:span></text:p>
      <text:p text:style-name="P24">Da bemerkte er zwischen den wuchernden Pflanzen die Überreste dessen, was dem Tier als Nahrung gedient hatte.</text:p>
      <text:p text:style-name="P24">Irgendetwas Kleines, Graues.</text:p>
      <text:p text:style-name="P22">Bender sah es auch.</text:p>
      <text:p text:style-name="P22">"Gib mir das Tier", sagte er.</text:p>
      <text:p text:style-name="P22">"Warum?"</text:p>
      <text:p text:style-name="P22">"Es muß in einen Quarantäne-Käfig. Die Beutelratte, die es gefressen hat, könnte krank gewesen sein."</text:p>
      <text:p text:style-name="P22">Zögernd gab der Junge Bender das <text:span text:style-name="T29">Tier.</text:span></text:p>
      <text:p text:style-name="P22">Die Eltern des Jungen waren alles andere als begeistert, als Bender ihnen die Sache erzählte.</text:p>
      <text:p text:style-name="P22">"Was geschieht jetzt?" fragte sein Vater.</text:p>
      <text:p text:style-name="P22">"Die Katze bleibt in Quarantäne, bis wir wissen, ob sie sich bei der Beutelratte angesteckt hat!"</text:p>
      <text:p text:style-name="P22">"Der Urlaub fängt ja schön an!" schimp<text:span text:style-name="T19">ft</text:span>e der Vater.</text:p>
      <text:p text:style-name="P22">"Wahrscheinlich werden wir jetzt diese Konventionalstrafe zahlen müssen, die in unserem Vertrag steht."</text:p>
      <text:p text:style-name="P22">"Aber meine Katze hat doch gar nichts Schlimmes gemacht!"</text:p>
      <text:p text:style-name="P22">verteidigte sich der Junge. "Von diesen Beutelratten gibt's doch Millionen!"</text:p>
      <text:p text:style-name="P22">"Beutelratte?" fragte die Mutter. "Ich dachte, in de<text:span text:style-name="T19">r </text:span>Kreidezeit gab es nur Reptilien."</text:p>
      <text:p text:style-name="P22">Bender schüttelte den Kopf. "Nein, es existierten auc<text:span text:style-name="T19">ch </text:span>bereits die ersten Säugetiere."</text:p>
      <text:p text:style-name="P24">Die Tage in der Kreidezeit vergingen wie im <text:span text:style-name="T29">Flug.</text:span></text:p>
      <text:p text:style-name="P24">Mit Hubschraubern ließen sich Besucher des Camps zu den wandernden Triceratopsherden fliegen, um diese dreihörnigen Monstren dabei zu beobachten, wie sie donnernd über die Ebenen stamp<text:span text:style-name="T19">ft</text:span>en und den Boden unter ihren Füßen zum Erzittern brachten.</text:p>
      <text:p text:style-name="P24">Der Höhepunkt blieb natürlich die Jagd auf den Tyrannosaurus, jenes sechs Meter hohe fleischfressendes Ungeheuer, dessen überdimensionales Gebiß geeignet war, auch dem Unerschrok-kendsten das Blut in den Adern gefrieren zu lassen.</text:p>
      <text:p text:style-name="P24">Allerdings war diese Jagd nur mit der Kamera gestattet.</text:p>
      <text:p text:style-name="P24">Schließlich stand die gesamte Kreidezeit unter <text:span text:style-name="T36">Westen.</text:span></text:p>
      <text:p text:style-name="P24">Inzwischen riß die Verbindung mit der Gegenwart ab, aber Bender sagte niemandem etwas davon.</text:p>
      <text:p text:style-name="P24">Es war auch eigentlich kein Grund zur <text:span text:style-name="T36">Rolle.</text:span></text:p>
      <text:p text:style-name="P24"/>
      <text:p text:style-name="P25">(Dauer ca. 3min)</text:p>
      <text:p text:style-name="P25"/>
      <text:p text:style-name="P3"/>
      <text:p text:style-name="P26">8</text:p>
      <text:p text:style-name="P25"/>
      <text:p text:style-name="P25">Es schien keine Spezies im Universum zu geben, für die das Austauschen von Geschenken eine so hohe</text:p>
      <text:p text:style-name="P27">Bedeutung hatte, wie für die kleinen pelzigen Wesen vom Sirius.</text:p>
      <text:p text:style-name="P27">Das kunstvolle Verpacken gegenseitiger Gaben war von ihnen nicht nur handwerklich perfektioniert worden, es regelte auch das soziale Leben, war Grundlage ihrer Religion (denn sie glaubten an den</text:p>
      <text:p text:style-name="P25">Großen Schenker jenseits der Sterne) und der <text:span text:style-name="T29">Politik.</text:span></text:p>
      <text:p text:style-name="P25">Mindestens ein Viertel ihrer Wachzeit verbrachten die kleinen pelzigen Wesen daher damit, Geschenke zu verpacken und bei den verschiedensten Gelegenheiten</text:p>
      <text:p text:style-name="P27">zu verteilen.</text:p>
      <text:p text:style-name="P27"><text:soft-page-break/>Selbst kleinste Reisen auf ihrem Heimatplaneten wurden daher zu aufwendigen Unternehmungen - um so mehr galt das für ihre Expeditionen in die<text:span text:style-name="T32"> </text:span><text:span text:style-name="T37">Erstaunen.</text:span></text:p>
      <text:p text:style-name="P27">Selbstverständlich machten sie sich durch ihre Angewohnheit, zu schenken, überall beliebt.</text:p>
      <text:p text:style-name="P27">Daß dieser Brauch auf den Planeten, die sie besuchten zumeist unbekannt war und sie keine Gegengeschenke bekamen, machte ihnen nichts aus. Im <text:span text:style-name="T29">Gegenteil.</text:span></text:p>
      <text:p text:style-name="P27">Es erleichterte sie, denn die größte Schande, die ihre Kultur kannte, war es, kein gleichwertiges Geschenk anbieten zu können.</text:p>
      <text:p text:style-name="P25">Es war eine lange Reise gewesen, selbst für die kleinen pelzigen Wesen vom Sirius.</text:p>
      <text:p text:style-name="P25">"Wir haben jetzt das Orbit des Planeten erreicht", meldete der Steuermann des Raumschiffs dem</text:p>
      <text:p text:style-name="P25">Kommandanten und dieser wackelte voller Erwartung mit seinen langen, lederigen <text:span text:style-name="T29">Ohren.</text:span></text:p>
      <text:p text:style-name="P25">"Wieder einmal stehen wir davor, mit einer fremden Zivilisation Kontakt aufzunehmen", sagte der kleine pelzige Kommandant fast feierlich.</text:p>
      <text:p text:style-name="P25">Vor ihnen auf dem Bildschirm der Hauptbrücke war der dritte Planet dieses Sonnensystems zu sehen. Er schimmerte blau, da der größte Teil seiner Oberfläche von Ozeanen bedeckt wurde.</text:p>
      <text:p text:style-name="P25">"Wir haben es zweifellos mit einer äußerst hochstehenden Kultur zu tun und sollten uns nicht</text:p>
      <text:p text:style-name="P25">davon blenden lassen, daß diese Wesen den <text:span text:style-name="T20">i</text:span>nterstellaren Raumflug noch nicht beherrschen",</text:p>
      <text:p text:style-name="P27">erklärte indessen ein anderes der kleinen pelzigen Wesen, seines Zeichens der wissenscha<text:span text:style-name="T20">ft</text:span>liche Leiter der <text:span text:style-name="T37">Gegenteil.</text:span></text:p>
      <text:p text:style-name="P27">"Das sieht man schon daran, welche Rolle Geschenke und deren Verpackung unter den Eingeborenen spielt!" erläuterte das kleine pelzige Wesen dann weiter.</text:p>
      <text:p text:style-name="P27">"Aus der Aufzeichnung unserer Sensoren haben wir viel über diese Wesen erfahren.</text:p>
      <text:p text:style-name="P27">So feiern sie jedes Jahr mehrere Feste, bei denen zuvor liebevoll verpackte Geschenke ausgetauscht werden.</text:p>
      <text:p text:style-name="P27">Manche dieser Feste haben möglicherweise sogar religiösen Hintergrund!"</text:p>
      <text:p text:style-name="P25">Einige der kleinen pelzigen Wesen piepsten vor <text:span text:style-name="T29">Erstaunen.</text:span></text:p>
      <text:p text:style-name="P25">"Kein Zweifel", sagte der Steuermann. "Dann muß zwischen ihnen und uns eine Art Wertegemeinscha<text:span text:style-name="T20">ft </text:span></text:p>
      <text:p text:style-name="P25">bestehen. Ein kultureller Konsens..."</text:p>
      <text:p text:style-name="P25">"Es kommen gerade neue Daten herein...", rief der wissenscha<text:span text:style-name="T20">ft</text:span>liche Leiter erregt und sah auf seine</text:p>
      <text:p text:style-name="P27">Anzeigen und <text:span text:style-name="T37">Ohren.</text:span></text:p>
      <text:p text:style-name="P27">Seine langen lederigen Ohren wurden ganz still dabei.</text:p>
      <text:p text:style-name="P27">Fast andächtig und auch mit etwas Furcht in der Stimme sagte er dann: "Es gibt keinen Zweifel, sie haben uns erwartet..."</text:p>
      <text:p text:style-name="P25"/>
      <text:p text:style-name="P25">"Und <text:span text:style-name="T20">das</text:span> soll nun Kunst sein!" meinte der Taxifahrer, während er einen Blick auf den Berliner Reichstag warf.</text:p>
      <text:p text:style-name="P27">Er schüttelte den <text:span text:style-name="T37">Politik.</text:span></text:p>
      <text:p text:style-name="P27">"Ein ganzes Gebäude mit Folie einwickeln - sowas hab i<text:span text:style-name="T20">ch </text:span>noch nich<text:span text:style-name="T20">t</text:span> gesehen! Sieht aus wie mein Butterbrot - nur viel größer..."</text:p>
      <text:p text:style-name="P25">"Es ist die künstlerische Aktion des Jahres – vielleicht des Jahrhunderts", erwiderte sein Fahrgast, der</text:p>
      <text:p text:style-name="P25">vermutlich so wie Millionen anderer Besucher – extra nach Berlin gekommen waren, um zu sehen, wie das Reichstagsgebäude verhüllt wurde. </text:p>
      <text:p text:style-name="P25"/>
      <text:p text:style-name="P28">(Dauer ca. 3min)</text:p>
      <text:p text:style-name="P28"/>
      <text:p text:style-name="P1"/>
      <text:p text:style-name="P29"/>
      <text:p text:style-name="P29"/>
      <text:p text:style-name="P29"/>
      <text:p text:style-name="P29"><text:soft-page-break/>9</text:p>
      <text:p text:style-name="P28"/>
      <text:p text:style-name="P28">Peter Vadek hatte lange dazu gebraucht, ehe er seine Angebetete dazu herumgekriegt hatte, ihm zu gestatten, ihr seine exzellenten Kochkünste vorführen zu dürfen.</text:p>
      <text:p text:style-name="P28">Verena hieß das holde Geschöpf, dessen meergrüne Augen ihn so verzaubert hatten.</text:p>
      <text:p text:style-name="P28">An diesem Abend war es also soweit.</text:p>
      <text:p text:style-name="P28">Peter hatte fast eine ganze Woche hin und her überlegt, was er für seinen Gast zubereiten sollte.</text:p>
      <text:p text:style-name="P28">Etwas besonderes mußte es sein für diesen Abend der <text:span text:style-name="T29">Abende.</text:span></text:p>
      <text:p text:style-name="P28">Er war ein erfahrener Hobbykoch, der sicher mehr Feingefühl in seine Kreationen hineinlegte, als so</text:p>
      <text:p text:style-name="P28">mancher seiner professionellen <text:span text:style-name="T38">Tisch.</text:span></text:p>
      <text:p text:style-name="P28">Aber als er sein Repertoire im Geiste so durchging, da schien es ihm, als wollte einfach keines der Gerichte, die er schon mit Erfolg an mehr oder minder großen Gästegesellschaften ausprobiert hatte, dem Anlaß angemessen sein.</text:p>
      <text:p text:style-name="P28">Und so begann er seine umfangreiche Kochbuchbibliothek zu wälzen.</text:p>
      <text:p text:style-name="P28">Zwei Nächte brauchte er, ehe er fündig wurde und auf ein exquisites Pilzgericht stieß.</text:p>
      <text:p text:style-name="P28">Warum nicht? dachte er. Die Pilze konnte er selbst sammeln, denn in der Nähe seiner Wohnung befand sich ein ausgedehntes Waldgebiet, das er schon des öfteren für einen solchen Zweck genutzt hatte. Peter Vadek hatte sich an diesem Tag extra freigenommen und verbrachte den ganzen Nachmittag damit, die richtigen Pilze zu sammeln.</text:p>
      <text:p text:style-name="P28">Die richtigen, darauf kam es an, und so nahm er sein Handbuch für Pilzesammler mit, um sich im Einzelfall noch einmal vergewissern zu können.</text:p>
      <text:p text:style-name="P28">Nachdem er zurückgekehrt war, machte er sich an die <text:span text:style-name="T29">Zubereitung.</text:span></text:p>
      <text:p text:style-name="P28">Es ging alles exakt nach Plan und das mußte es auch, denn Pilze dur e man nicht aufwärmen.</text:p>
      <text:p text:style-name="P28">Das Essen mußte genau dann fertig sein, wenn Verena bei ihm eintraf.</text:p>
      <text:p text:style-name="P28">Sie war pünktlich - und das Mahl war fertig.</text:p>
      <text:p text:style-name="P28">"Hallo", sagte sie etwas schüchtern und er bat sie zu <text:span text:style-name="T29">Tisch.</text:span></text:p>
      <text:p text:style-name="P28">Er hatte auf der Terrasse gedeckt, da es ein lauer Abend zu werden versprach.</text:p>
      <text:p text:style-name="P28">Verena ließ prüfend den Blick kreisen, der dann bei einer dunkelgrauen Katze hängenblieb, die zwischen den Sträuchern umherstrich.</text:p>
      <text:p text:style-name="P28">"Oh, ist die niedlich..." "Das ist Ferdinand!" sagte Peter.</text:p>
      <text:p text:style-name="P28">"Oh, ich dachte..."</text:p>
      <text:p text:style-name="P28">"Also, mein Nachbar schwört drauf, daß es ein Kater ist."</text:p>
      <text:p text:style-name="P28">Sie runzelte die <text:span text:style-name="T38">Zubereitung.</text:span></text:p>
      <text:p text:style-name="P28">"Dann ist es gar nicht deine Katze?"</text:p>
      <text:p text:style-name="P28">Er zuckte die <text:span text:style-name="T38">Abende.</text:span></text:p>
      <text:p text:style-name="P28">"Ferdinand ist ein Streuner. Ich habe keine Ahnung, wem er wirklich gehört. Ich füttere ihn regelmäßig... Ich schätze, deswegen taucht er auch jetzt hier auf. Er weiß, wann es etwas Gutes gibt..."</text:p>
      <text:p text:style-name="P28">Sie bedachte ihn mit einem milden, wohlwollenden <text:span text:style-name="T1">Blick.</text:span></text:p>
      <text:p text:style-name="P28">Und Peter dachte: Ja, die Frauen schätzen es, wenn man nett zu Tieren ist.</text:p>
      <text:p text:style-name="P28">"Was gibt es denn?" fragte Verena.</text:p>
      <text:p text:style-name="P28">Das Gericht hatte einen französischen Namen und Peter mußte ihn ihr erst übersetzen, weil sie der Lingua Franca der Küche nicht mächtig war.</text:p>
      <text:p text:style-name="P28">Verena gab sich alle Mühe, ihr feingeschnittenes Gesicht nicht allzusehr zu verziehen.</text:p>
      <text:p text:style-name="P28">"Pilze?" echote sie, um etwas Zeit zu gewinnen.</text:p>
      <text:p text:style-name="P28">"Ja, ich habe sie selbst gesucht."</text:p>
      <text:p text:style-name="P28">"Ich habe neulich mal etwas über ein paar Leute gelesen, die auch Pilze gegessen hatten und sich dabei vergiftet haben. Es hat sogar Tote gegeben…"</text:p>
      <text:p text:style-name="P28">"Ja, man muß schon auf der Hut sein beim Sammeln. Aber du kannst mir in dieser Hinsicht vertrauen. Einen Knollenblätterpilz würde ich dir sicher nicht vorsetzen..."</text:p>
      <text:p text:style-name="P28"><text:soft-page-break/>"Ich glaube, so hieß der Pilz, um den es da ging. Und Bekannte von mir, die…"</text:p>
      <text:p text:style-name="P28">In schneller Folge kamen dann einige ergreifende Berichte über ihre Lippen, die von Menschen handelten, die auf die eine oder andere Weise eine Pilzvergiftung erlitten hatten. </text:p>
      <text:p text:style-name="P28"/>
      <text:p text:style-name="P28">(Dauer ca. 3min)</text:p>
      <text:p text:style-name="P28"/>
      <text:p text:style-name="P1"/>
      <text:p text:style-name="P29">10</text:p>
      <text:p text:style-name="P28"/>
      <text:p text:style-name="P30">Es war an einem Mittwoch, als Peter Brix die Brille auf dem Schreibtisch seines Dienstzimmers fand. Eigentlich war sie ganz unscheinbar.</text:p>
      <text:p text:style-name="P30">Eine Lesebrille mit Kau<text:span text:style-name="T21">fh</text:span>ausgestell, so tippte Brix.</text:p>
      <text:p text:style-name="P30">Irgendjemand mußte sie hier in seinem Büro liegengelassen haben, aber dafür kamen viele in <text:span text:style-name="T29">Frage. </text:span>Brix war Steuerfahnder und dazu noch ein sehr gewissenha<text:span text:style-name="T21">ft</text:span>er Beamter, der es sich nicht einfallen ließ, seine Arbeitszeit mit etwas anderem als mit Arbeit zu verbringen.</text:p>
      <text:p text:style-name="P30">Und so legte er die Brille zunächst einmal bei Seite, um sich weiter seinen Aufgaben zu widmen.</text:p>
      <text:p text:style-name="P30">Erst in der Mittagspause hörte er sich unter den Kollegen um, wem wohl diese Brille gehören mochte.</text:p>
      <text:p text:style-name="P28">Aber niemand wollte sie offenbar haben und Brix erntete für seine Bemühungen kaum mehr als ein</text:p>
      <text:p text:style-name="P30">spöttisches <text:span text:style-name="T38">Fingernägel.</text:span></text:p>
      <text:p text:style-name="P30">"Sagen Sie bloß, Sie halten mich schon für so alt, daß ich so ein Ding brauche", erwiderte seine Kollegin Rita pikiert.</text:p>
      <text:p text:style-name="P28">"Und wenn, dann würde ich mir Kontaktlinsen besorgen und nicht so ein häßliches Kau ausding!" -</text:p>
      <text:p text:style-name="P30">"War ja nur 'ne Frage!" - </text:p>
      <text:p text:style-name="P30">"Setzen Sie doch mal das Ding auf! Vielleicht steht es Ihnen ja!" versuchte sie ihn mit einem Augenzwinkern zu nekken und Peter Brix, der sonst solcherlei Späße zutiefst ver-achtete, wuchs über</text:p>
      <text:p text:style-name="P28">sich hinaus und setzte die Brille auf.</text:p>
      <text:p text:style-name="P30">"Behalten Sie Sie doch, Herr Brix!" - </text:p>
      <text:p text:style-name="P30">"Ist leider nicht meine Stärke!" murmelte Brix wie benommen, denn, was er durch die Brille sah, war nicht nur seltsam verschwommen, so wie man es erwarten kann, wenn</text:p>
      <text:p text:style-name="P28">man eine Brille in der falschen Stärke auf der Nase hat.</text:p>
      <text:p text:style-name="P30">Es war etwas anderes, als eigentlich vor seinem Gesichtsfeld lag.</text:p>
      <text:p text:style-name="P30">Zwar sah er die Kollegin Rita, aber in einer anderen <text:span text:style-name="T38">Frage.</text:span></text:p>
      <text:p text:style-name="P30">Sie saß in ihrem Dienstzimmer und lackierte sich die <text:span text:style-name="T29">Fingernägel.</text:span></text:p>
      <text:p text:style-name="P30">Er sah, wie sie zum Hörer griff.</text:p>
      <text:p text:style-name="P30">Zwar konnte er nichts hören, aber nach Gestik und Mimik zu urteilen, ging es nicht um dienstliche <text:span text:style-name="T38">Bewußtsein.</text:span></text:p>
      <text:p text:style-name="P30">Brix sah in rascher folge noch einige andere Szenen, in denen Rita eine Rolle spielte.</text:p>
      <text:p text:style-name="P30">Allgemein war Rita als eine äußerst tüchtige Kollegin bekannt, aber diese Bilder zeigten, wie sie sich geschickt mit Federn anderer zu schmücken wußte…</text:p>
      <text:p text:style-name="P30">"Heh, was ist mit Ihnen!" drang Ritas Stimme wie durch einen Nebel in Brix' <text:span text:style-name="T29">Bewußtsein.</text:span></text:p>
      <text:p text:style-name="P30">"Nichts", murmelte er und riß sich Brille von der <text:span text:style-name="T38">Kopf.</text:span></text:p>
      <text:p text:style-name="P30">Rita runzelte die <text:span text:style-name="T29">Stirn.</text:span></text:p>
      <text:p text:style-name="P28">"Sie sind ja kreidebleich!"</text:p>
      <text:p text:style-name="P28">"Es ist wirklich nichts!"</text:p>
      <text:p text:style-name="P28">Er ging in sein Dienstzimmer und saß eine ganze Weile einfach nur so da - ganz gegen seine sonstige</text:p>
      <text:p text:style-name="P60">Stirn.</text:p>
      <text:p text:style-name="P30">Eine seltsame Brille war das.</text:p>
      <text:p text:style-name="P31"><text:soft-page-break/>Es hatte fast den Anschein, als ob sie einem die Wahrheit hinter der Fassade zu zeigen in der Lage war…</text:p>
      <text:p text:style-name="P31">Eine optische Täuschung! ging es Brix durch den <text:span text:style-name="T29">Kopf.</text:span></text:p>
      <text:p text:style-name="P31">Er nahm beherzt die Brille, hielt sie vor die <text:span text:style-name="T38">Unterschied.</text:span></text:p>
      <text:p text:style-name="P28">Alles normal! dachte er, als er durch die Brille auf das Steuerformular blickte, das vor ihm auf dem</text:p>
      <text:p text:style-name="P28">Schreibtisch lag.</text:p>
      <text:p text:style-name="P31">Aber als die Brille dann wieder senkte, bemerkte er den <text:span text:style-name="T29">Unterschied.</text:span></text:p>
      <text:p text:style-name="P31">In das Formular waren jetzt andere Zahlen eingetragen.</text:p>
      <text:p text:style-name="P31">Die wahren Zahlen! ging es Brix durch den <text:span text:style-name="T1">Kopf.</text:span><text:span text:style-name="T6">(-)</text:span></text:p>
      <text:p text:style-name="P31">In der folgenden Zeit begann Brix, die Eigenscha<text:span text:style-name="T22">ft</text:span>en der Brille mehr und mehr kennenzulernen und sie zu benutzen.</text:p>
      <text:p text:style-name="P31">Er hatte keine Ahnung über ihre Funktionsweise, aber auf irgendeine Weise war sie in die Lage, ihm die Wahrheit zu zeigen.</text:p>
      <text:p text:style-name="P31">Wie mit einem Röntgenblick konnte er die Fassaden durchdringen, die um ihn herum aufgebaut waren. Er sah, daß sein Chef, obzwar Steuerfahnder, selbst Steuern hinterzog.</text:p>
      <text:p text:style-name="P28">Er sah, daß sein Kollege Markmann, mit dem er sich besonders gut zu verstehen geglaubt hatte und mit dem er einmal in der Woche zum Tennis ging, Brix in Wahrheit nicht ausstehen konnte und nur darauf lauerte, seinen Posten zu bekommen.</text:p>
      <text:p text:style-name="P28"/>
      <text:p text:style-name="P32">(Dauer ca. 3min)</text:p>
      <text:p text:style-name="P32"/>
      <text:p text:style-name="P1"/>
      <text:p text:style-name="P34">11</text:p>
      <text:p text:style-name="P4"/>
      <text:p text:style-name="P4">Es war ein harter Tag für Harry Schrader gewesen, allerdings auch nicht unbedingt härter, als jeder</text:p>
      <text:p text:style-name="P35">beliebige andere Tag dieser <text:span text:style-name="T38">Wohnzimmercouch.</text:span></text:p>
      <text:p text:style-name="P35">Schrader war Besitzer eines Autohauses, mit dem es jeden Tag ein Stück weiter bergab ging.</text:p>
      <text:p text:style-name="P35">Da war jeder Tag eine <text:span text:style-name="T38">Augen.</text:span></text:p>
      <text:p text:style-name="P35">Die Konkurrenz war unerbittlich, und für die Bank, die mit ihren Krediten den Betrieb notdür<text:span text:style-name="T23">ft</text:span>ig am Leben hielt, galt dasselbe.</text:p>
      <text:p text:style-name="P35">Es waren trübsinnige Gedanken, die Harry Schrader im Kopf herumschwirrten, als er seinen Wagen in die Einfahrt seines Bungalows lenkte.</text:p>
      <text:p text:style-name="P35">Auch auf den hatte er bereits eine Hypothek aufnehmen müssen.</text:p>
      <text:p text:style-name="P35">Harry stieg aus, knallte die Wagentür zu und dann sah er etwas Kleines, Blinkendes auf dem <text:span text:style-name="T38">Kopf.</text:span></text:p>
      <text:p text:style-name="P35">Es war ein <text:span text:style-name="T1">Pfennig.</text:span><text:span text:style-name="T7">(-)</text:span></text:p>
      <text:p text:style-name="P35">Harry lächelte matt. Aber auch wenn dieser Pfennig ihn nicht aus der Bedrouille bringen konnte, bückte er sich und hob den Pfennig auf.</text:p>
      <text:p text:style-name="P35">Soll ja Glück bringen, dachte er sarkastisch.</text:p>
      <text:p text:style-name="P35">Wie hieß es so schön? Wer den Pfennig nicht ehrt, ist des Talers nicht wert... Aber was nutzte einem schon ein Pfennig, wenn man keinen Taler hatte?</text:p>
      <text:p text:style-name="P4">Angeblich war der Pfennig ja nichteinmal das Metall wert, aus dem er gemacht war...</text:p>
      <text:p text:style-name="P4">Harry ging ins <text:span text:style-name="T29">Haus.</text:span></text:p>
      <text:p text:style-name="P35">Seine Frau war noch nicht von ihrer Arbeit zurück.</text:p>
      <text:p text:style-name="P35">Sie arbeitete bei der Post, hatte ihren Job in den guten Zeiten des Autohauses Schrader sogar mal aufge-ben wollen, weil ihr Gehalt natürlich nur einen Bruchteil von dem Gewinn ausmachte, den der Betrieb</text:p>
      <text:p text:style-name="P35">erwirtscha<text:span text:style-name="T23">ft</text:span>ete.</text:p>
      <text:p text:style-name="P35">Aber inzwischen hatte sich das Blatt gewendet und sie waren froh, ihre Stelle als Sicherheit</text:p>
      <text:p text:style-name="P4">zu haben, wenn wirklich alles über den Jordan ging.</text:p>
      <text:p text:style-name="P35"><text:soft-page-break/>Harry zog seine Jacke aus und warf sie auf die <text:span text:style-name="T29">Wohnzimmercouch.</text:span></text:p>
      <text:p text:style-name="P35">"Tag, Herr Schrader!" säuselte eine weibliche Stimme, die Harry herumwirbeln ließ.</text:p>
      <text:p text:style-name="P35">Er erblickte eine Frau in einem langen weißen Kleid, die von einem seltsamen Schimmer umgeben wurde.</text:p>
      <text:p text:style-name="P35">Mußte wohl das Zwielicht aus Neonröhre und Sonnenlicht sein.</text:p>
      <text:p text:style-name="P35">"Wer sind Sie denn?" fragte Harry etwas unwirsch. "Wie kommen Sie hier in die Wohnung? Sind Sie eine Bekannte von Katja?"</text:p>
      <text:p text:style-name="P35">Katja war Harry Schraders Tochter, die ihr Studium wohl nie beenden und ihr Leben nie in den Griff bekommen würde.</text:p>
      <text:p text:style-name="P35">Stattdessen hatte sie ihren Anteil daran, daß Harrys Haar fast grau war.</text:p>
      <text:p text:style-name="P35">Die Frau schüttelte den <text:span text:style-name="T29">Kopf.</text:span></text:p>
      <text:p text:style-name="P35">"Nein, Sie irren sich!"</text:p>
      <text:p text:style-name="P35">"Hätte ja sein können. Das sähe Katja nämlich ähnlich, einfach fremde Leute hier reinzulassen!" - </text:p>
      <text:p text:style-name="P35">"Ich bin eine gute Fee", sagte die Frau.</text:p>
      <text:p text:style-name="P4">"Na großartig. Gerade habe ich einen Glückspfennig gefunden und jetzt eine gute Fee!" Harry lachte gallig. "Bei all dem kann es ja wohl nur noch bergauf gehen, was?"</text:p>
      <text:p text:style-name="P4">"Deswegen bin ich hier."</text:p>
      <text:p text:style-name="P35">Harry runzelte die <text:span text:style-name="T38">Haus.</text:span></text:p>
      <text:p text:style-name="P35">"Wegen was?"</text:p>
      <text:p text:style-name="P35">"Wegen des Glückspfennigs. Ich habe ihn da hingelegt, wo Sie ihn gefunden haben." -</text:p>
      <text:p text:style-name="P35">"Herzlichen Dank." - </text:p>
      <text:p text:style-name="P35">"Seien Sie nicht so zynisch!" - </text:p>
      <text:p text:style-name="P35">"Bin ich nicht. Aber in meiner Lage bleibt einem kaum noch etwas anderes als Galgenhumor. Jetzt sagen Sie mir bloß noch, daß ich drei Wünsche frei habe!"</text:p>
      <text:p text:style-name="P35">Die Fee schüttelte den <text:span text:style-name="T1">Kopf.</text:span><text:span text:style-name="T7">(-)</text:span></text:p>
      <text:p text:style-name="P35">"Nein, das nicht. Aber wenn Sie auf Ihren Glückspfennig aufpassen..." -</text:p>
      <text:p text:style-name="P35">"...werde ich Glück haben!" vollendete Harry.</text:p>
      <text:p text:style-name="P35">"So ist es", nickte die Fee.</text:p>
      <text:p text:style-name="P35">"Drei Wünsche wären mir lieber!"</text:p>
      <text:p text:style-name="P35">Harry ließ sich in einen Sessel fallen und rieb sich die <text:span text:style-name="T29">Augen.</text:span></text:p>
      <text:p text:style-name="P35">Er war hundemüde, daran änderte auch der Glückspfennig nichts.</text:p>
      <text:p text:style-name="P35">Dann fiel ihm ein, daß er ziemlich unhöflich gewesen war und fragte: "Kann ich Ihnen etwas anbieten - Fee?" Aber die war verschwunden.</text:p>
      <text:p text:style-name="P35">Wie vom Erdboden verschluckt.</text:p>
      <text:p text:style-name="P35">Seiner Frau gegenüber erwähnte Harry den Vorfall nicht.</text:p>
      <text:p text:style-name="P35">Er war sich selbst nicht einmal sicher, ob es nur ein Tagtraum oder eine Haluzination gewesen war.</text:p>
      <text:p text:style-name="P35"/>
      <text:p text:style-name="P36">(Dauer ca. 3min)</text:p>
      <text:p text:style-name="P36"/>
      <text:p text:style-name="P1"/>
      <text:p text:style-name="P37">12</text:p>
      <text:p text:style-name="P4"/>
      <text:p text:style-name="P38">„Wow! Tobias! Komm mal her und sieh dir das an!“</text:p>
      <text:p text:style-name="P38">Ein Freudenschrei zog durch das ganze Haus und verhallte ungehört, was Samantha aber nicht wirklich störte.</text:p>
      <text:p text:style-name="P38">Mit glänzenden Augen stand sie am Fenster in ihrem Zimmer und blickte in die Morgendämmerung hinaus.</text:p>
      <text:p text:style-name="P38"><text:soft-page-break/>Die ersten Sonnenstrahlen tasteten sich durch den Nebel und enthüllten die frisch verschneite <text:span text:style-name="T38">Beschützer.</text:span></text:p>
      <text:p text:style-name="P38">Seit Tagen schon warteten die Menschen auf den lange angekündigten <text:span text:style-name="T1">Schneefall.</text:span><text:span text:style-name="T10">(-)</text:span></text:p>
      <text:p text:style-name="P38">Nun, in dieser Nacht hatte der Himmel alles gegeben.</text:p>
      <text:p text:style-name="P38">Die Felder, die Bäume, die Häuser, alles war mit einer dicken Schneeschicht überzogen.</text:p>
      <text:p text:style-name="P38">Samantha blieb am Fenster stehen und sah zu, wie sich die Sonne langsam hinter dem Hügel hervorhob.</text:p>
      <text:p text:style-name="P38">„Es wird ein schöner Tag werden“, dachte Samantha, „die Sonne wird den Nebel schon vertreiben.“ Der Anblick, der sich ihr bot, war so überwältigend, dass sie alle Müdigkeit vergass.</text:p>
      <text:p text:style-name="P38">Sie wandte sich vom Fenster ab, zog sich einen Morgenmantel über, öffnete ihre Zimmertür und trat in den <text:span text:style-name="T38">Besuch.</text:span></text:p>
      <text:p text:style-name="P38">Nur ein paar Schritte nach links und schon stand sie wieder vor einer <text:span text:style-name="T38">Gesichtszüge.</text:span></text:p>
      <text:p text:style-name="P38">Samantha hob die Hand um anzuklopfen, liess sie aber auf halbem Wege wieder sinken, drückte die Klinke nach unten und schob die Tür energisch auf.</text:p>
      <text:p text:style-name="P38">„Tobi! Aufwachen! Der erste Schnee ist da!“, rief sie hinein.</text:p>
      <text:p text:style-name="P38">Aus dem Bett in der Ecke kamen einige gegrunzte Laute, die Decke bewegte sich ein wenig und dann tauchte ein Kopf mit verstrubbeltem Haar auf.</text:p>
      <text:p text:style-name="P38">„Was willst du denn schon hier? Lass mich in Ruhe, es ist Samstag! Ich will schlafen!“</text:p>
      <text:p text:style-name="P38">Tobi war alles andere als erfreut über Samanthas <text:span text:style-name="T29">Besuch.</text:span></text:p>
      <text:p text:style-name="P38">Sie lachte jedoch nur. „Schlafen kannst du wenn du tot bist. Na los, steh schon auf. Du musst sowieso noch vor dem Frühstück zum Bäcker, wir haben kein Brot mehr.“</text:p>
      <text:p text:style-name="P38">„Kannst nicht du ausnahmsweise für mich gehen? Ich decke dafür den Tisch und wasche freiwillig ab.“ <text:s/>„Hättest du wohl gerne! Gestern habe ich für dich schon den Meerschweinchenkäfig ausgemistet! So wie die Viecher gestunken haben, bist du mir noch einen Riesengefallen schuldig.“</text:p>
      <text:p text:style-name="P38">Grummelnd stand Tobias auf. „Schwestern“, dachte er, „man sollte sie allesamt einsperren“.</text:p>
      <text:p text:style-name="P38">Während er sich anzog verflog jedoch seine <text:span text:style-name="T29">Wut.</text:span></text:p>
      <text:p text:style-name="P38">Im Grunde war seine Schwester gar nicht so übel. Die beiden hatten schon immer ein sehr gutes Verhältnis zueinander gehabt.</text:p>
      <text:p text:style-name="P38">Ausserdem sah man auf den ersten Blick, dass Samantha seine Schwester war, denn beide waren gross gewachsen, hatten blondes Haar, grüne Augen und sehr ähnliche <text:span text:style-name="T29">Gesichtszüge.</text:span></text:p>
      <text:p text:style-name="P38">Als sie beide noch kleiner waren, waren sie oft umgezogen, weil ihr Vater Arzt war und oft in andere Krankenhäuser versetzt wurde.</text:p>
      <text:p text:style-name="P38">Damals hatten Tobias und Samantha wenige Freunde und spielten fast immer nur zusammen.</text:p>
      <text:p text:style-name="P38">Seit ein paar Jahren jedoch hatte ihr Vater eine feste Anstellung als Chefarzt in einer renommierten <text:span text:style-name="T38">Wut.</text:span></text:p>
      <text:p text:style-name="P38">Seitdem waren sie nicht mehr umgezogen, Samantha und Tobi hatten jeder für sich einige gute Freunde gefunden.</text:p>
      <text:p text:style-name="P38">Trotzdem sah sich Tobi immer noch ein bisschen als Samanthas <text:span text:style-name="T29">Beschützer.</text:span></text:p>
      <text:p text:style-name="P38">Mit der Zeit hatten sie sich jedoch ein wenig auseinander gelebt.</text:p>
      <text:p text:style-name="P38">Umso mehr freuten sich die Geschwister nun auf den bevorstehenden <text:span text:style-name="T1">Skiurlaub.</text:span><text:span text:style-name="T10">(-)</text:span></text:p>
      <text:p text:style-name="P38">Zum ersten Mal würden die Beiden nicht mit den Eltern wegfahren, sondern zusammen mit zwei Freunden Urlaub machen.</text:p>
      <text:p text:style-name="P38">Es war ein gutes Stück Überredungskunst gewesen, ihre Eltern davon zu überzeugen, dass Samantha mitfahren durfte.</text:p>
      <text:p text:style-name="P38">Bei Tobi gab es kein Problem, er war vor ein paar Wochen 18 Jahre alt geworden und konnte nun mehr oder weniger tun und lassen was er wollte. Seine Schwester war aber erst 15.</text:p>
      <text:p text:style-name="P38"/>
      <text:p text:style-name="P55"><text:span text:style-name="T25">(Dauer ca. 3min) </text:span><text:a xlink:type="simple" xlink:href="https://www.e-stories.de/view-kurzgeschichten.phtml?13029" text:style-name="Internet_20_link" text:visited-style-name="Visited_20_Internet_20_Link"><text:span text:style-name="T24">https://www.e-stories.de/view-kurzgeschichten.phtml?13029</text:span></text:a></text:p>
      <text:p text:style-name="P1"/>
      <text:p text:style-name="P40"><text:soft-page-break/>13</text:p>
      <text:p text:style-name="P39"/>
      <text:p text:style-name="P39"/>
      <text:p text:style-name="P41">Alte Gemäuer, Sagen und dunkle, unterirdische Gänge faszinierten mich schon immer.</text:p>
      <text:p text:style-name="P41">Kein Buch wart ungelesen, denn ich träumte immer von diesen <text:span text:style-name="T1">Abenteuer</text:span><text:span text:style-name="T8">n</text:span><text:span text:style-name="T1">.</text:span><text:span text:style-name="T11">(-)</text:span></text:p>
      <text:p text:style-name="P41">Bis ich die alte Burgruine im unserem Dorf, in Visier genommen hatte.</text:p>
      <text:p text:style-name="P41">Bis jetzt galt sie als neutrales <text:span text:style-name="T1">Monstrum.</text:span><text:span text:style-name="T11">(-)</text:span></text:p>
      <text:p text:style-name="P41">Unsere Eltern hatten uns bereits ausgiebig vor diesem ausgebrannten Gemäuer gewarnt.</text:p>
      <text:p text:style-name="P41">Nun träumte ich sogar nachts von geheimen Schätzen und dunklen <text:span text:style-name="T1">Verliesen.</text:span><text:span text:style-name="T11">(-)</text:span></text:p>
      <text:p text:style-name="P41">Mehrmals hatte ich schon dieses Gemäuer umrundet.</text:p>
      <text:p text:style-name="P41">Immer mehr entflammte das Interesse an dieser alten <text:span text:style-name="T39">Zugang.</text:span></text:p>
      <text:p text:style-name="P41">Sie wollte ich doch einmal genauer in Augenschein nehmen.</text:p>
      <text:p text:style-name="P41">Da die Stätte im letzten Krieg total ausgebrannt war, konnte ich nicht auf große Schätze hoffen.</text:p>
      <text:p text:style-name="P41">Von der Seite betrat ich die Burg und hoffte, einen Zugang nach unten zu finden.</text:p>
      <text:p text:style-name="P41">Aus der Nähe, sahen die dicken, rissigen Mauern noch gewaltiger aus.</text:p>
      <text:p text:style-name="P41">An manchen Stellen wuchsen bereits mittlere, große Bäume aus dem Mauerwerk heraus.</text:p>
      <text:p text:style-name="P41">Am Boden herrrschte ein wüstes <text:span text:style-name="T39">Nichts.</text:span></text:p>
      <text:p text:style-name="P41">Unter der bemoosten Freitreppe, gähnte ein schwarzes Loch.</text:p>
      <text:p text:style-name="P41">Ein windschiefes Türfragment quietschte im steten <text:span text:style-name="T39">Läden.</text:span></text:p>
      <text:p text:style-name="P41">War hier mein Zugang zu den Kellergewölben? Bückend erreichte ich den <text:span text:style-name="T29">Zugang.</text:span></text:p>
      <text:p text:style-name="P41">Eine schmutzige Treppe führte nach unten.</text:p>
      <text:p text:style-name="P41">Feuchte schlug mir entgegen.</text:p>
      <text:p text:style-name="P41">Fast wäre ich die restlichen Stufen nach unten gefallen, als ich auf einen gebrochenen Ziegel trat.</text:p>
      <text:p text:style-name="P41">Wie gut, dass ich eine Taschenlampe eingesteckt hatte.</text:p>
      <text:p text:style-name="P41">Überall lag Schutt herum.</text:p>
      <text:p text:style-name="P41">Hier hatte das Feuer aber nicht gewütet.</text:p>
      <text:p text:style-name="P41">Nun erreichte ich das <text:span text:style-name="T1">Kellergewölbe.</text:span><text:span text:style-name="T11">(-)</text:span></text:p>
      <text:p text:style-name="P41">Alte Möbel lagen in ungeordneter Anordnung übereinander.</text:p>
      <text:p text:style-name="P41">Sogar ein alter Schrank stand verdeckt unter einer mit Staub bedeckten <text:span text:style-name="T29">Plane.</text:span></text:p>
      <text:p text:style-name="P41">Vielleicht befanden sich noch Gegenstände in den Schubladen? Aber alle Fächer waren leer.</text:p>
      <text:p text:style-name="P41">Nur einen alten Zettel, beschrieben in französischer Sprache fand ich in einer der <text:span text:style-name="T29">Läden.</text:span></text:p>
      <text:p text:style-name="P41">Im Licht der Taschenlampe konnte ich folgendes lesen:“Unter dem frühren Schloss Val-de Croix liegt der Schatz des Templerordens. Geh hin und suche. Der Heilige und die Wahrheit zeigen Dir den Weg.“ Damit konnte ich wenig anfangen.</text:p>
      <text:p text:style-name="P41">Stolpernd lief ich den Gang weiter.</text:p>
      <text:p text:style-name="P41">Ein wenig Enttäuschung machte sich schon in mir breit.</text:p>
      <text:p text:style-name="P41">Aber der Weg führte noch weiter in die <text:span text:style-name="T39">Plane.</text:span></text:p>
      <text:p text:style-name="P41">Der Forscherdrang entwickelte sich wieder neu, denn der Weg führte nun über weitere Treppen nach unten.</text:p>
      <text:p text:style-name="P41">Nun gelangte ich in einen größeren <text:span text:style-name="T29">Raum.</text:span></text:p>
      <text:p text:style-name="P41">Als ich den Lichtkegel meiner Lampe in den Raum hielt, glänzt es von allen <text:span text:style-name="T39">Raum.</text:span></text:p>
      <text:p text:style-name="P41">Von diesem Funkel übermannt, trat ich automatisch einen Schritt vor.</text:p>
      <text:p text:style-name="P41">Es krachte und der Boden unter meinen Füßen gab nach.</text:p>
      <text:p text:style-name="P41">Irgendwie war ich eingebrochen und fiel in ein dunkles <text:span text:style-name="T29">Nichts.</text:span></text:p>
      <text:p text:style-name="P41">Auf nassem Boden schlug ich auf und fühlte mich von dem Sturz ganz benommen.</text:p>
      <text:p text:style-name="P41">Offensichtlich hatte ich mir aber nichts gebrochen.</text:p>
      <text:p text:style-name="P41">Aber wo war ich gelandet? Bei dem Unglück war auch noch meine Lampe zerbrochen.</text:p>
      <text:p text:style-name="P41">Wo lag mein Lichtspender eigentlich? Den feuchten, schlammigen Boden abtastent, fand ich anschließend die <text:span text:style-name="T1">Bruchstücke.</text:span><text:span text:style-name="T11">(-)</text:span></text:p>
      <text:p text:style-name="P41"><text:soft-page-break/>Ich begann das Loch weiter zu erkundigen.</text:p>
      <text:p text:style-name="P41">Überall nasse, undefinierbare, weiche <text:span text:style-name="T1">Gegenstände.</text:span><text:span text:style-name="T11">(-)</text:span></text:p>
      <text:p text:style-name="P58"/>
      <text:p text:style-name="P33">(Dauer ca. 3min)</text:p>
      <text:p text:style-name="P33"><text:a xlink:type="simple" xlink:href="https://www.e-stories.de/view-kurzgeschichten.phtml?9220" text:style-name="Internet_20_link" text:visited-style-name="Visited_20_Internet_20_Link">https://www.e-stories.de/view-kurzgeschichten.phtml?9220</text:a></text:p>
      <text:p text:style-name="P33"/>
      <text:p text:style-name="P1"/>
      <text:p text:style-name="P4"/>
      <text:p text:style-name="P42">14</text:p>
      <text:p text:style-name="P4"/>
      <text:p text:style-name="P43">Wir – die beste Ehefrau von allen, die drei Kinder und ich – nehmen unser Mittagessen jeden Samstag bei Martin &amp; Maiglock ein, und jeden Samstag stellen sie fünf riesenhafte Steaks vor uns hin.</text:p>
      <text:p text:style-name="P43">Beim erstenmal glaubte ich noch an einen Irrtum oder an eine ausnahmsweise erfolgende <text:span text:style-name="T1">Kundenwerbung.</text:span><text:span text:style-name="T12">(-)</text:span></text:p>
      <text:p text:style-name="P43">Aber es war, wie sich alsbald erwies, keine <text:span text:style-name="T29">Ausnahme.</text:span></text:p>
      <text:p text:style-name="P43">Es war die Regel, und sie macht besonders den Kindern schwer zu schaffen.</text:p>
      <text:p text:style-name="P43">Verzweifelt starren sie auf ihre Teller, die nicht leer werden wollen: „Mami, ich kann nicht mehr...“</text:p>
      <text:p text:style-name="P43">Oder sie weinen stumm vor sich hin.</text:p>
      <text:p text:style-name="P43">Und es ist ja wirklich zum Heulen, auch für die <text:span text:style-name="T29">Erwachsenen.</text:span></text:p>
      <text:p text:style-name="P43">Denn die Steaks im Restaurant Martin &amp; Maiglock sind besonders gut, und man wird ganz einfach trübsinnig bei dem Gedanken, dass man höchstens die Hälfte aufessen kan und die andere Hälfte zurücklassen muss.</text:p>
      <text:p text:style-name="P43">Muss man?</text:p>
      <text:p text:style-name="P43">„Warum nehmen wir den Rest nicht mit nach Hause?“ flüsterte eines Samstags die beste Ehefrau von allen. „Mehr als genug für ein ausgiebiges Abendessen!“</text:p>
      <text:p text:style-name="P43">Sie hatte recht. Es fragte sich nur, wie ihr hervorragender Plan zu verwirklichen wäre.</text:p>
      <text:p text:style-name="P43">Schließlich kann man sich nicht mit Händen voller Steaks aus einem dicht gefüllten Restaurant entfernen.</text:p>
      <text:p text:style-name="P43">Andererseits erinnere ich mich mit Schaudern an jene halbe Portion Hamburger, die ich einmal in eine Papierserviette eingewickelt und in meine hintere Hosenstasche gesteckt hatte.</text:p>
      <text:p text:style-name="P43">Auf dem Heimweg tätigte ich einen klienen Einkauf, wollte zahlen, griff nach meiner Geldbörse und zog eine unappetitliche, klebrige, senfdurchtränkte Breimasse hervor…</text:p>
      <text:p text:style-name="P43">Nein, dergleichen sollte mir nie wieder passieren.</text:p>
      <text:p text:style-name="P43">Keine <text:span text:style-name="T1">Schmuggelversuche.</text:span><text:span text:style-name="T12">(-)</text:span></text:p>
      <text:p text:style-name="P43">Deshalb rief ich Herrn Maiglock an den <text:span text:style-name="T29">Tisch.</text:span></text:p>
      <text:p text:style-name="P43">„Hätten Sie wohl die Freundlichkeit, diese Überbleibsel einzupacken? Für unseren Hund!“</text:p>
      <text:p text:style-name="P43">Während ich mich noch über meine Idee freute, dass ich Frani, unsere Hündin, als Tarnung vorgeschoben hatte, kam Herr Maiglock aus der Küche zurück.</text:p>
      <text:p text:style-name="P43">In der Hand trug er einen gewaltigen Plastikbeutel, im Gesicht ein freundliches <text:span text:style-name="T41">Tisch.</text:span></text:p>
      <text:p text:style-name="P43">„Ich hab noch ein paar Knochen dazugetan“, sagte er.</text:p>
      <text:p text:style-name="P43">Es müssen mindestens 15 Pfund Elefantenknochen gewesen sein, vermehrt um allerlei Leber- und Nierengewächs und was sich sonst noch an Speiseresten in den Abfallkübeln des Restaurants Martin &amp; Maiglock gefunden hatte.</text:p>
      <text:p text:style-name="P44">Wir nahmen den Sack unter lebhaften Dankesbekundungen entgegen, leerten ihn zu Hause vor Franzi aus und flücteten. </text:p>
      <text:p text:style-name="P44">Franzi verzehrte den anrüchigen Inhalt mit großem <text:span text:style-name="T41">Erwachsenen.</text:span></text:p>
      <text:p text:style-name="P44">Nur die Steaks ließ sie stehen.</text:p>
      <text:p text:style-name="P44">Am folgenden Wochenende, um einiges klüger geworden, wollte ich es besser machen:</text:p>
      <text:p text:style-name="P44"><text:soft-page-break/>„Herr Maiglock, bitten packen Sie das übriggebliebene Fleisch für unseren Hund ein. Aber geben Sie bitte nichts anderes dazu.“</text:p>
      <text:p text:style-name="P44">Warum nichts anderes?“ erkundigte sich Herr Maiglock. „In unserer Küche wimmelt es von Leckerbissen für Ihren vierbeinigen Liebling!“</text:p>
      <text:p text:style-name="P44">Ich erklärte ihm die Sachlage: „ Unsere Franzi ist ein sehr verwöhntes Tier. Sie will nur Steaks haben. Nichts als Steaks. Vom Grill.“</text:p>
      <text:p text:style-name="P44">An dieser Stelle mischte sich vom Nebentisch her ein lockiger Gelehrtenkopf ins <text:span text:style-name="T41">Ausnahme.</text:span></text:p>
      <text:p text:style-name="P44">„Sie machen einen schweren Fehler, mein Herr. Sie verpassen dem armen Tier eine denkbar ungeeignete Nahrung.“</text:p>
      <text:p text:style-name="P44">Der Lockenkopf gab sich als Tierarzt zu erkennen und setzt, meiner Proteste nicht achtend, seinen Vortrag laut hörbar fort.</text:p>
      <text:p text:style-name="P44">„Das Ungesündeste für einen Hund ist gegrilltes oder gebratenes Fleisch. Wahrscheinlich wird Ihr Hund daraufin nicht mehr wachsen. Zu welcher Rasse gehört er?“</text:p>
      <text:p text:style-name="P44">„Es ist ein Zwergpudel“, antwortete ich hämisch. „Und außerdem eine Hündin.“</text:p>
      <text:p text:style-name="P44"/>
      <text:p text:style-name="P44">(Dauer ca. 3min)</text:p>
      <text:p text:style-name="P44"/>
      <text:p text:style-name="Horizontal_20_Line"/>
      <text:p text:style-name="P45">15</text:p>
      <text:p text:style-name="P44"/>
      <text:p text:style-name="P44">Eines Tages teilte mir die beste Ehefrau von allen mit, dass wir eine neue Waschmaschine brauchten.</text:p>
      <text:p text:style-name="P44">Die alte war vor kurzem kaputt gegangen.</text:p>
      <text:p text:style-name="P44">„Geh hin“, sagte ich zu meiner Frau, „geh hin und kaufe eine neue Waschmaschine. Aber kaufe bitte wirklich nur eine einzige und nimm eine, die in Israel hergestellt wurde.“</text:p>
      <text:p text:style-name="P44">Die beste Ehefrau von allen ist auch eine der besten Einkäuferinnen, die ich kenne.</text:p>
      <text:p text:style-name="P44">Schon am nächsten Tag stand in unserer Küche, fröhlich summend, eine original hebräische Waschmaschine, blank poliert, mit glänzenden Bedienungsknöpfen, einer langen Kabelschnur und einer ausführlichen <text:span text:style-name="T29">Gebrauchsanweisung.</text:span></text:p>
      <text:p text:style-name="P44">Unser Zauberwaschmaschinchen besorgte alles von selbst: Schäumen, Waschen, <text:span text:style-name="T41">Gebrauchsanweisung</text:span><text:span text:style-name="T32">.</text:span></text:p>
      <text:p text:style-name="P44">Am Mittag des zweiten tages betrat die beste Ehefrau von allen mein Arbeitszimmer ohne anzuklopfen.</text:p>
      <text:p text:style-name="P44">Das ist immer ein schlechtes <text:span text:style-name="T41">Küche.</text:span></text:p>
      <text:p text:style-name="P44">Sie sagte: „Ephraim, unsere Waschmaschine wandert.“</text:p>
      <text:p text:style-name="P44">Ich folgte ihr in die <text:span text:style-name="T29">Küche.</text:span></text:p>
      <text:p text:style-name="P44">Tatsächlich: Der Apparat schleuderte gerade die Wäsche und wanderte dabei durch den <text:span text:style-name="T41">Geräusch.</text:span></text:p>
      <text:p text:style-name="P44">Wir konnten den kleinen Ausreißer gerade noch aufhalten, als er die Schwelle überschreiten wollte.</text:p>
      <text:p text:style-name="P44">Durch einen Druck auf den grellroten Alarmknopf blieb er stehen.</text:p>
      <text:p text:style-name="P44">Wir überlegten, was wir tun könnten.</text:p>
      <text:p text:style-name="P44">Beim nächsten Waschen zeigte es sich, dass die Maschine nur dann ihren Standort veränderte, wenn sich die Trommel der Trockenschleuder schnell zu drehen begann.</text:p>
      <text:p text:style-name="P44">Zuerst lief ein Zittern durch die ganze Maschine- und gleich darauf begann sie, wie von einem geheimnisvollen inneren Drang getrieben, hopphopp daraufloszumarschieren.</text:p>
      <text:p text:style-name="P44">„Na schön“, meinte ich, „warum nicht. Unser Haus ist schließlich kein Gefängnis, und wenn das Maschinchen marschieren will, dann soll es.“</text:p>
      <text:p text:style-name="P44">In einer der nächsten Nächte weckte uns ein kreischendes <text:span text:style-name="T29">Geräusch.</text:span></text:p>
      <text:p text:style-name="P44">Aus Richtung Küche klang es, als würde Metall zerdrückt.</text:p>
      <text:p text:style-name="P44">Wir stürzten hinaus: Das Dreirad unseres Sohnes Amir lag zerschmettert unter der Maschine, die sich in irrem Tempo um ihre eigene Achse drehte.</text:p>
      <text:p text:style-name="P44"><text:soft-page-break/>Amir stand heulend daneben und schlug mit beiden Fäusten auf den Dreiradmörder ein: „Pfui, schlimmer Jonathan! Pfui!“</text:p>
      <text:p text:style-name="P44">Erklärend muss ich hier hinzufügen, dass wir unsere Waschmaschine Jonathan getauft hatten.</text:p>
      <text:p text:style-name="P44">„Jetzt reicht es aber“, meinte meine Frau, „ich werde Jonathan fesseln.“</text:p>
      <text:p text:style-name="P46">Sie holte einen Strick und band das eine Ende um die Wasserleitung, das andere wand sie mehrmals um Jonathan.</text:p>
      <text:p text:style-name="P46">Ich hatte dabei ein schlechtes Gefühl, hütete mich jedoch, etwas zu sagen.</text:p>
      <text:p text:style-name="P46">Jonathan gehörte zum Arbeitsbereich meiner Frau, und ich konnte ihr das Recht, ihn anzubinden, nicht streitig machen.</text:p>
      <text:p text:style-name="P46">Dabei will ich aber nicht verbergen, dass es mich am nächsten Tag mit Schadenfreude erfüllte, als wir Jonathan an der gegenüberliegenden Wand stehen sahen.</text:p>
      <text:p text:style-name="P46">Er hatte offenbar alle seine Kräfte angespannt, um den Strick zu zerreißen.</text:p>
      <text:p text:style-name="P46">Seine Vorgesetzt fesselte ihn zähneknirschend von neuem.</text:p>
      <text:p text:style-name="P46">Diesmal nahm sie einen längeren und dickeren Strick, dessen Ende sie um den Heißwasserspeicher band.</text:p>
      <text:p text:style-name="P46">Das ohrenbetäubende Splittern, das wir bald darauf hörten, werde ich nie vergessen.</text:p>
      <text:p text:style-name="P46">„Er zieht den Speicher hinter sich her!“ füsterte die entsetzte Küchenchefin, als wir am Tatort angelangt waren.</text:p>
      <text:p text:style-name="P46">Das ausströmende Gas veranlasste uns, auf künftige Fesselungen zu verzichten.</text:p>
      <text:p text:style-name="P46">Jonathans Abneigung gegen Stricke war offensichtlich, und wir ließen ihn deshalb in Zukunft ohne Behinderung seinen Waschgeschäfen nachgehen.</text:p>
      <text:p text:style-name="P46">Irgendwie leuchtete es uns ein, dass er über einen unbändigen Freiheitswillen verfügte.</text:p>
      <text:p text:style-name="P46"/>
      <text:p text:style-name="P46">(Dauer ca. 3min)</text:p>
      <text:p text:style-name="P46"/>
      <text:p text:style-name="Horizontal_20_Line"/>
      <text:p text:style-name="P47">16</text:p>
      <text:p text:style-name="P46"/>
      <text:p text:style-name="P46">Heuer haben wir wirklich ein unmögliches <text:span text:style-name="T1">Aprilwetter.</text:span><text:span text:style-name="T13">(-)</text:span></text:p>
      <text:p text:style-name="P46">Manchmal ballen sich dunkle Wolken am Himmer zusammen, und ein kalter Wind heult durch die <text:span text:style-name="T29">Gegend.</text:span></text:p>
      <text:p text:style-name="P46">Zehn Minuten später scheint die Sonner, als wäre nichts geschehen, und nach weiteren fünf Minuten regnet es, oder es kommt sogar ein <text:span text:style-name="T29">Gewitter.</text:span></text:p>
      <text:p text:style-name="P46">In solchen Zeiten ist es besser, nicht ohne Regenschirm aus dem Haus zu gehen.</text:p>
      <text:p text:style-name="P46">Zumindest meint das meine Frau, als ich mich auf den Weg machte, unser Auto aus der Reperaturwerkstätte abzuholen.</text:p>
      <text:p text:style-name="P46">„Nimm meinen Regenschirm, Liebling“, sagte sie. „Aber bitte, verlier ihn nicht!“</text:p>
      <text:p text:style-name="P46">Jedesmal, wenn ich mit einem Regenschirm das Haus verlasse, wiederholt sie diese völlig überflüssige <text:span text:style-name="T29">Mahnung.</text:span></text:p>
      <text:p text:style-name="P46">„Teuerste“, antwortete ich daher, „wann habe ich jemals einen Regenschirm verloren?“</text:p>
      <text:p text:style-name="P46">„Vorgestern“, meinte sie prompt darauf. „Eben deshalb möchte ich nicht, dass du jetzt auch noch meinen verlierst.“</text:p>
      <text:p text:style-name="P48">Mit welchem Triumph in der Stimme sie mir utner die Nase reibt, dass ich meinen Regenschirm irgendwo stehenließ und jetzt ihren nehmen muss.</text:p>
      <text:p text:style-name="P48">Dieses lächerlich kleine, blaßblaue Ding, das anstelle eines anständigen Griffs einen Hundekopf aus Elfenbein oder Plastik hat.</text:p>
      <text:p text:style-name="P48">Angewidert nahem ich ihn und ging hinaus in den strömenden <text:span text:style-name="T29">Regen.</text:span></text:p>
      <text:p text:style-name="P48">Als ich aus dem Autobus stieg, hatte sich das Wetter gebessert.</text:p>
      <text:p text:style-name="P48"><text:soft-page-break/>Der Himmel war klar, <text:s/>die Bäume blühten, die Vögel zwitscherten, die Sonne schien, und ich ging, mit einem Damenregenschirm am Arm, durch die <text:span text:style-name="T41">Erleuchtung.</text:span></text:p>
      <text:p text:style-name="P48">Der Wagen war noch nicht fertig, ich sollte später noch einmal wiederkommen.</text:p>
      <text:p text:style-name="P48">Auf dem Heimweg kam ich an der Bank vorbei.</text:p>
      <text:p text:style-name="P48">Dort hob ich etwas Geld ab.</text:p>
      <text:p text:style-name="P48">Anschließend setzte ich mich kurz ins Café California, plauderte mit Freunden und kam pünktlich um ein Uhr zum Essen nach <text:span text:style-name="T41">Gegend.</text:span></text:p>
      <text:p text:style-name="P48">Die Frage, mit der mich meine Frau empfing, lautete: „Wo ist der Regenschirm?“</text:p>
      <text:p text:style-name="P48">Tatsächlich, wo war er? Ich hatte ihn vollständig vergessen.</text:p>
      <text:p text:style-name="P48">Aber wo? Und schon kam mir die <text:span text:style-name="T29">Erleuchtung.</text:span></text:p>
      <text:p text:style-name="P48">„Er ist im ‚California‘! Ich erinnere mich genau, das ich ihn zwischen den Knien versteckt hielt, damit ihn niemand sieht. Natürlich. Ich hole ihn sofort, Liebling. In ein paar Minuten bin ich zurück.“</text:p>
      <text:p text:style-name="P48">Inwzischen hatte es wieder angefangen zu regnen.</text:p>
      <text:p text:style-name="P48">Ich sauste zum <text:span text:style-name="T41">Mahnung.</text:span></text:p>
      <text:p text:style-name="P48">Dort setzte ich mich auf einen freien Platz und dachte über Regenschirme nach.</text:p>
      <text:p text:style-name="P48">Erst im letzten Augenblick merkte ich, dass ich an der richtigen Haltestelle angekommen war.</text:p>
      <text:p text:style-name="P48">Ich sprang auf, griff nach dem Regenschirm und drängte zum <text:span text:style-name="T41">Regen.</text:span></text:p>
      <text:p text:style-name="P48">„He! Das ist mein Schirm!“</text:p>
      <text:p text:style-name="P48">Dieser Ausruf kam von einer sehr dicken Dame, die die ganze Zeit neben mir gesessen war.</text:p>
      <text:p text:style-name="P48">In meiner Zerstreutheit hatte ich ihren Regenschirm genommen.</text:p>
      <text:p text:style-name="P48">Na und? So etwas kann vorkommen.</text:p>
      <text:p text:style-name="P48">Aber die sehr dicke Dame machte einen fürchterlichen Wirbel, bezeichnete mich als Dieb und drohte sogar mit der <text:span text:style-name="T41">Gewitter.</text:span></text:p>
      <text:p text:style-name="P48">Vergeblich versuchte ich ihr zu erklären, das ich auf ihren schäbigen Schirm nicht angewiesen sei und mehrere eigene besäße.</text:p>
      <text:p text:style-name="P48">Die sehr dicke Dame schimpfte ungerührt weiter, bis ich mich ihren Angriffen durch Flucht entzog.</text:p>
      <text:p text:style-name="P48">Im „California“ fand ich sofort den Schirm meiner Frau, oder genauer, das, was von ihm übrig geblieben war.</text:p>
      <text:p text:style-name="P48">Man hatte ihn achtlos in eine Ecke geworfen und war barbarisch über ihn hinweggetrampelt, so dass er vor lauter Schmutz nicht mehr wiederzuerkennen war.</text:p>
      <text:p text:style-name="P48">Was würde meine Frau sagen?</text:p>
      <text:p text:style-name="P48">„Siehst du“, rief ich mit gespielter Fröhlichkeit, als ich ihr gegenüberstand. „Ich habe ihn gefunden.“</text:p>
      <text:p text:style-name="P48">„Was hast du gefunden?“</text:p>
      <text:p text:style-name="P48">„Deinen Regenschirm!“</text:p>
      <text:p text:style-name="P48">„Das soll mein Regenschirm sein?“</text:p>
      <text:p text:style-name="P48">Wie sich herausstellte, war ihr Regenschirm inzwischen von der Bank zurückgeschickt worden.</text:p>
      <text:p text:style-name="P48">Jetzt fiel mir auch ein, dass ich ihn dort vergessen hatte.</text:p>
      <text:p text:style-name="P48">Aber wem gehörte dann dieses schwarze schmierige Ding?</text:p>
      <text:p text:style-name="P48"/>
      <text:p text:style-name="P48">(Dauer ca. 3min)</text:p>
      <text:p text:style-name="P48"/>
      <text:p text:style-name="Horizontal_20_Line"/>
      <text:p text:style-name="P49">1<text:span text:style-name="T26">7</text:span></text:p>
      <text:p text:style-name="P48"/>
      <text:p text:style-name="P48"/>
      <text:p text:style-name="P50">In einer windigen Nacht wurde ich durch ein gedämpftes Raschelgeräusch in unserem Wäscheschrank geweckt.</text:p>
      <text:p text:style-name="P50">Auch meine Frau fuhr aus dem Schlaf auf und lauschte mit angehaltenem <text:span text:style-name="T1">Atem.</text:span></text:p>
      <text:p text:style-name="P50"><text:soft-page-break/>„Eine Maus“, flüsterte sie. „Wahrscheinlich ist sie aus dem Garten hereingekommen. Was sollen wir jetzt nur machen? Ich fürchte mich so.“</text:p>
      <text:p text:style-name="P50">„Vorläufig nichts“, antwortete ich , „vielleicht verschwindet sie wieder von selbst.“</text:p>
      <text:p text:style-name="P50">Sie verschwand aber nicht. Im <text:span text:style-name="T43">Sessels.</text:span></text:p>
      <text:p text:style-name="P50">Am Morgen entdeckte ich die Spuren ihrer nächtlichen Wühl- und Nagetätigkeit: zwei kaputte <text:span text:style-name="T1">Tischtücher.</text:span><text:span text:style-name="T13">(-)</text:span></text:p>
      <text:p text:style-name="P50">„Dieses Biest“, rief meine Frau zornig, „man muss es vernichten.“</text:p>
      <text:p text:style-name="P50">In der folgenden Nacht machten wir uns an die <text:span text:style-name="T29">Arbeit.</text:span></text:p>
      <text:p text:style-name="P50">Kaum hörten wir die Maus an der Holzwand des Schrankes nagen, drehten wir das Licht an.</text:p>
      <text:p text:style-name="P50">Ich griff nach einem Besen und riss die Schranktür auf.</text:p>
      <text:p text:style-name="P50">Im zweiten Fach rechts unten, hiter den Bettdecken, saß zitternd das kleine graue <text:span text:style-name="T43">Rücken.</text:span></text:p>
      <text:p text:style-name="P50">Es zitterte so sehr, dass auch die langen Barthaare mitzitterten.</text:p>
      <text:p text:style-name="P50">Nur die stecknadelgroßen, pechschwarzen Augen waren starr vor <text:span text:style-name="T29">Angst.</text:span></text:p>
      <text:p text:style-name="P50">„Ist es nicht süß“, seufzte die beste Ehefrau von allen und versteckte sich ängstlich hinter meinem <text:span text:style-name="T29">Rücken.</text:span></text:p>
      <text:p text:style-name="P50">„Schau doch, wie das arme Ding sich fürchtet. Dass du dich unterstehst, es umzubringen. Schaff es in den Garten zurück.“</text:p>
      <text:p text:style-name="P50">Also streckte ich die Hand aus, um das Mäuschen am Schwanz zu packen.</text:p>
      <text:p text:style-name="P50">Es verschwand zwischen den <text:span text:style-name="T1">Bettdecken.</text:span><text:span text:style-name="T13">(-)</text:span></text:p>
      <text:p text:style-name="P50">Und während ich die Bettdecken entfernte, verschwand das Mäuschen zwischen den Tischtüchern und dann zwischen den Handtüchern und dann zwischen den <text:span text:style-name="T1">Servietten.</text:span><text:span text:style-name="T13">(-)</text:span></text:p>
      <text:p text:style-name="P50">Als ich den Wäscheschrank ganz ausgeleert hatte, saß das kleine Mäuschen unter der <text:span text:style-name="T43">Schrei.</text:span></text:p>
      <text:p text:style-name="P50">„Du dummes Mäusche“, sagte ich mit schmeichelnder Stimme, „siehst du denn nicht, dass ich nur dein Bestes will?“</text:p>
      <text:p text:style-name="P50">Und ich warf mit aller Kraft den Besen nach ihm.</text:p>
      <text:p text:style-name="P50">Nach dem dritten missglückten versuch rückten wir die Couch in die Mitte des <text:span text:style-name="T43">Angst.</text:span></text:p>
      <text:p text:style-name="P50">Das Mäuschen aber saß längst unter dem <text:span text:style-name="T29">Bücherregal.</text:span></text:p>
      <text:p text:style-name="P50">Dank der Hilfe meiner Frau dauerte es nur eine halbe Stunde, bis wir die Bücher ausgeräumt hatten.</text:p>
      <text:p text:style-name="P50">Das Tierchen belohnte unsere Mühe, indem es mit einem Satz auf einen Sessel sprang und sich in der Polsterung verkroch.</text:p>
      <text:p text:style-name="P50">„Wehe dir, wenn du ihr etwas tust“, warnte mich die beste Ehefrau von allen.</text:p>
      <text:p text:style-name="P50">„Schon gut“, knirschte ich wütend, während ich das auseinandergefallene Bücherregal wieder zusammenbaute.</text:p>
      <text:p text:style-name="P50">Gegen fünf Uhr morgens fielen wir total übermüdet ins <text:span text:style-name="T43">Arbeit.</text:span></text:p>
      <text:p text:style-name="P50">Das Mäuschen fraß inzwischen die Polsterung unseres <text:span text:style-name="T29">Sessels.</text:span></text:p>
      <text:p text:style-name="P50">Am Morgen erwachte ich von einem schrillen <text:span text:style-name="T29">Schrei.</text:span></text:p>
      <text:p text:style-name="P50">Meine Frau deutete mit zitternden Händen auf unseren Sessel, in dessen Armlehne ein faustgroßese Lcoh prangt.</text:p>
      <text:p text:style-name="P50">„Jetzt reicht es aber! Ephraim, hole einen Kammerjäger!“</text:p>
      <text:p text:style-name="P50">Ich rief ein Institut an. Dort teilte man mir mit, dass sie nur die Vernichtung ganzer Mäusefamilien übernähmen.</text:p>
      <text:p text:style-name="P51">Da ich nicht vorhatte, Mäusefamilien zu züchten, kaufte ich eine <text:span text:style-name="T1">Mausefalle.</text:span><text:span text:style-name="T13">(-)</text:span></text:p>
      <text:p text:style-name="P51">Meine Frau protestierte zunächst gegen dieses grausame <text:span text:style-name="T43">Bücherregal.</text:span></text:p>
      <text:p text:style-name="P51">Ich konnte sie aber davon überzeugen, dass die Mausefalle wahrscheinlich doch nicht funktionieren würde.</text:p>
      <text:p text:style-name="P51">Abends stellten wir die Falle in einer dunklen Ecke auf. Wir gingen ins Bett, konnten aber nicht einschlafen.</text:p>
      <text:p text:style-name="P51">Die Nagegeräusche, die aus meiner Schreibtischschublade kamen, störten uns sehr.</text:p>
      <text:p text:style-name="P51">Plötzlich wurde es ganz still.</text:p>
      <text:p text:style-name="P51"><text:soft-page-break/>Meine Frau fuhr entsetzt auf, ihr sprang mit einem Triumphschrei aus dem <text:span text:style-name="T1">Bett.(-)</text:span></text:p>
      <text:p text:style-name="P51"/>
      <text:p text:style-name="P51">(Dauer ca. 3min)</text:p>
      <text:p text:style-name="P51"/>
      <text:p text:style-name="Horizontal_20_Line"/>
      <text:p text:style-name="P52">18</text:p>
      <text:p text:style-name="P51"/>
      <text:p text:style-name="P53">Der Tag begann wie jeder andere <text:span text:style-name="T45">Kopf.</text:span></text:p>
      <text:p text:style-name="P53">Aber zu Mittag hielt plötzlich ein Lastwagen vor unserem <text:span text:style-name="T45">Stirn.</text:span></text:p>
      <text:p text:style-name="P53">Ihm entstieg Morris, ein angeheirateter Onkel meiner <text:span text:style-name="T29">Frau.</text:span></text:p>
      <text:p text:style-name="P53">„Ihr seid umgezogen, hörte ich“, sagte Onkel Morris. „Ich habe euch ein Ölbild für die neue Wohnung mitgebracht.“</text:p>
      <text:p text:style-name="P53">Und schon brachten zwei stämmige Träger das Geschenk angeschleppt.</text:p>
      <text:p text:style-name="P53">Wir waren tief bewegt.</text:p>
      <text:p text:style-name="P53">Das Gemälde bedeckte eine Fläche von vier Quadratmetern, hatte einen geschnitzten Goldrahmen und stellte die Geschichte des jüdischen Volkes dar.</text:p>
      <text:p text:style-name="P53">Rechts vorne erhob sich eine kleine <text:span text:style-name="T45">Frau.</text:span></text:p>
      <text:p text:style-name="P53">Sie war von viel Wasser und viel blauem Himmel umgeben.</text:p>
      <text:p text:style-name="P53">Oben prangte die Sonne in natürlicher Größe, unten weideten Kühe und <text:span text:style-name="T45">Wand.</text:span></text:p>
      <text:p text:style-name="P53">Auf einem schmalen Fußpfad ging ein jüdischer Priester, ihm folgte eine Anzahl von seinen Schülern, ein Knabe kurz vor Erreichung des dreizehnten Lebensjahres, der sich für seine Bar-Mizwah vorbereitete.</text:p>
      <text:p text:style-name="P53">Im Hintergrund sah man eine Windmühle, eine Gruppe von Geigern, den Mond, eine Hochzeit und einige Mütter, die im Fluß ihre Wäsche wuschen.</text:p>
      <text:p text:style-name="P53">Auf der linken Seite öffnete sich die hohe See, komplett mit Segelbooten und <text:span text:style-name="T1">Fischernetzen.</text:span><text:span text:style-name="T15">(-)</text:span></text:p>
      <text:p text:style-name="P53">Aus der Ferne grüßten Vögel und die Küste Amerikas.</text:p>
      <text:p text:style-name="P53">Noch nie in unserem ganzen Leben hatten wir eine solche Scheußlichkeit gesehen, noch dazu in quadratischem <text:span text:style-name="T1">Format.</text:span></text:p>
      <text:p text:style-name="P53">„Wahrhaft atembeklemmend, Onke Morris“, sagten wird. „Aber das ist ein viel zu vornehmes Geschenk für uns.“</text:p>
      <text:p text:style-name="P53">„Macht keine Geschichten“, sagte Onkel Morris. „Ich bin ein alter Mann und kann meine Sammlung nicht mit ins Grab nehmen.“</text:p>
      <text:p text:style-name="P53">Als Onkel Morris gegangen war, saßen wir lange vor dem Schreckensbild und schwiegen.</text:p>
      <text:p text:style-name="P53">Es war, als fülle sich unsere bescheidene Wohnung bis zum Rand mit Ziegen, Wolken, Wasser und <text:span text:style-name="T1">Priesterschülern.</text:span><text:span text:style-name="T15">(-)</text:span></text:p>
      <text:p text:style-name="P53">Wir forschten nach der Signatur des Malers, aber er hatte nicht unterzeichnet.</text:p>
      <text:p text:style-name="P53">Ich schlug vor, die quadratische Ungeheuerlichkeit zu verbrennen.</text:p>
      <text:p text:style-name="P53">Meine Gattin schüttelte traurig den <text:span text:style-name="T29">Kopf.</text:span></text:p>
      <text:p text:style-name="P53">Onkel Morris würde uns eine solche Kränkung niemals verzeihen, meinte sie.</text:p>
      <text:p text:style-name="P53">Wir beschlossen, dass wenigstens niemand anderer das Grauen zu Gesicht bekommen sollte, schleppten das Bild auf den Balkon, drehten es mit der bemalten Seite zur Wand und ließen es stehen.</text:p>
      <text:p text:style-name="P53">Dann vergaßen wir das Schreckensgemälde, das von hinten nicht einmal so schlecht aussah.</text:p>
      <text:p text:style-name="P53">Nach einiger Zeit began eine Schlingpflanze es zu überwuchern.</text:p>
      <text:p text:style-name="P53">Manchmal des Nachts konnte es freilich passieren, das meine Frau jäh aus ihrem Schlummer hochfuhr, kalten Schweiß auf der <text:span text:style-name="T29">Stirn.</text:span></text:p>
      <text:p text:style-name="P53">„<text:span text:style-name="T27">Und wenn Onkel Morris zu Besuch kommt?“</text:span></text:p>
      <text:p text:style-name="P53">„<text:span text:style-name="T27">Er kommt nicht“, murmelte ich verschlafen. „Warum sollte er kommen?“</text:span></text:p>
      <text:p text:style-name="P54">Er kam doch.</text:p>
      <text:p text:style-name="P54"><text:soft-page-break/>Bis ans Ende meiner Tage wird mir dieser Besuch im Gedächtnis bleiben.</text:p>
      <text:p text:style-name="P54">Wir saßen gerade beim Essen, als die Türglocke läutete.</text:p>
      <text:p text:style-name="P54">Ich öffnete. Onkel Morris stand draußen.</text:p>
      <text:p text:style-name="P54">Das Ölgemälde schlummerte auf dem Balkkon, mit dem Gesicht zur <text:span text:style-name="T29">Wand.</text:span></text:p>
      <text:p text:style-name="P54">„Wie geht es euch?“ fragte der Onkel meine <text:span text:style-name="T1">Frau.(-)</text:span></text:p>
      <text:p text:style-name="P54">Im ersten Schreck wollte ich mich durch die offene Tür davonschleichen und draußen im dichten Nebel verschwinden.</text:p>
      <text:p text:style-name="P54">Aber da erschien meine <text:span text:style-name="T1">Frau.(-)</text:span></text:p>
      <text:p text:style-name="P54">Bleich, aber gefasst stand sie im Türrahmen und sagte: <text:s/>„Bitte noch ein paar Sekunden, bis ich Ordnung gemacht habe! Ephraim, unterhalte dich so lange mit Onkel Morris.“</text:p>
      <text:p text:style-name="P54"/>
      <text:p text:style-name="P54">(Dauer ca. 3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3:34.370944898</meta:creation-date>
    <dc:date>2020-03-11T10:53:55.657231978</dc:date>
    <meta:editing-duration>PT5H40M17S</meta:editing-duration>
    <meta:editing-cycles>31</meta:editing-cycles>
    <meta:generator>LibreOffice/6.1.5.2$Linux_X86_64 LibreOffice_project/10$Build-2</meta:generator>
    <meta:document-statistic meta:table-count="0" meta:image-count="0" meta:object-count="0" meta:page-count="23" meta:paragraph-count="771" meta:word-count="9832" meta:character-count="61394" meta:non-whitespace-character-count="52314"/>
  </office:meta>
</office:document-meta>
</file>